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stamp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4</text:p>
          </table:table-cell>
          <table:table-cell office:value-type="string" calcext:value-type="string">
            <text:p>stop1-ITAV</text:p>
          </table:table-cell>
          <table:table-cell office:value-type="string" calcext:value-type="string">
            <text:p>stop2-ITAV</text:p>
          </table:table-cell>
          <table:table-cell office:value-type="string" calcext:value-type="string">
            <text:p>stop1-DETI</text:p>
          </table:table-cell>
          <table:table-cell office:value-type="string" calcext:value-type="string">
            <text:p>stop2-DETI</text:p>
          </table:table-cell>
          <table:table-cell office:value-type="string" calcext:value-type="string">
            <text:p>start3-ITAV</text:p>
          </table:table-cell>
          <table:table-cell office:value-type="string" calcext:value-type="string">
            <text:p>start3-DETI</text:p>
          </table:table-cell>
          <table:table-cell office:value-type="string" calcext:value-type="string">
            <text:p>stop3-ITAV</text:p>
          </table:table-cell>
          <table:table-cell office:value-type="string" calcext:value-type="string">
            <text:p>stop3-DETI</text:p>
          </table:table-cell>
          <table:table-cell office:value-type="string" calcext:value-type="string">
            <text:p>stop4</text:p>
          </table:table-cell>
          <table:table-cell office:value-type="string" calcext:value-type="string">
            <text:p>start5</text:p>
          </table:table-cell>
          <table:table-cell office:value-type="string" calcext:value-type="string">
            <text:p>start6</text:p>
          </table:table-cell>
          <table:table-cell office:value-type="string" calcext:value-type="string">
            <text:p>stop5-ITAV</text:p>
          </table:table-cell>
          <table:table-cell office:value-type="string" calcext:value-type="string">
            <text:p>stop5-DETI</text:p>
          </table:table-cell>
          <table:table-cell office:value-type="string" calcext:value-type="string">
            <text:p>stop6</text:p>
          </table:table-cell>
          <table:table-cell/>
          <table:table-cell office:value-type="string" calcext:value-type="string">
            <text:p>stage1-ITAV</text:p>
          </table:table-cell>
          <table:table-cell office:value-type="string" calcext:value-type="string">
            <text:p>stage1-DETI</text:p>
          </table:table-cell>
          <table:table-cell office:value-type="string" calcext:value-type="string">
            <text:p>stage2-ITAV</text:p>
          </table:table-cell>
          <table:table-cell office:value-type="string" calcext:value-type="string">
            <text:p>stage2-DETI</text:p>
          </table:table-cell>
          <table:table-cell office:value-type="string" calcext:value-type="string">
            <text:p>stage3-ITAV</text:p>
          </table:table-cell>
          <table:table-cell office:value-type="string" calcext:value-type="string">
            <text:p>stage3-DETI</text:p>
          </table:table-cell>
          <table:table-cell office:value-type="string" calcext:value-type="string">
            <text:p>stage4</text:p>
          </table:table-cell>
          <table:table-cell office:value-type="string" calcext:value-type="string">
            <text:p>stage5-ITAV</text:p>
          </table:table-cell>
          <table:table-cell office:value-type="string" calcext:value-type="string">
            <text:p>stage5-DETI</text:p>
          </table:table-cell>
          <table:table-cell office:value-type="string" calcext:value-type="string">
            <text:p>stage6</text:p>
          </table:table-cell>
        </table:table-row>
        <table:table-row table:style-name="ro1">
          <table:table-cell table:number-columns-repeated="3" office:value-type="float" office:value="1626091437358" calcext:value-type="float">
            <text:p>1626091437358</text:p>
          </table:table-cell>
          <table:table-cell office:value-type="float" office:value="1626091437867" calcext:value-type="float">
            <text:p>1626091437867</text:p>
          </table:table-cell>
          <table:table-cell office:value-type="float" office:value="1626091437947" calcext:value-type="float">
            <text:p>1626091437947</text:p>
          </table:table-cell>
          <table:table-cell office:value-type="float" office:value="1626091438035" calcext:value-type="float">
            <text:p>1626091438035</text:p>
          </table:table-cell>
          <table:table-cell office:value-type="float" office:value="1626091438111" calcext:value-type="float">
            <text:p>1626091438111</text:p>
          </table:table-cell>
          <table:table-cell office:value-type="float" office:value="1626091672323" calcext:value-type="float">
            <text:p>1626091672323</text:p>
          </table:table-cell>
          <table:table-cell office:value-type="float" office:value="1626091732569" calcext:value-type="float">
            <text:p>1626091732569</text:p>
          </table:table-cell>
          <table:table-cell office:value-type="float" office:value="1626091793040" calcext:value-type="float">
            <text:p>1626091793040</text:p>
          </table:table-cell>
          <table:table-cell office:value-type="float" office:value="1626091792869" calcext:value-type="float">
            <text:p>1626091792869</text:p>
          </table:table-cell>
          <table:table-cell office:value-type="float" office:value="1626091793144" calcext:value-type="float">
            <text:p>1626091793144</text:p>
          </table:table-cell>
          <table:table-cell table:number-columns-repeated="2" office:value-type="float" office:value="1626091900100" calcext:value-type="float">
            <text:p>1626091900100</text:p>
          </table:table-cell>
          <table:table-cell office:value-type="float" office:value="1626091900260" calcext:value-type="float">
            <text:p>1626091900260</text:p>
          </table:table-cell>
          <table:table-cell office:value-type="float" office:value="1626091900183" calcext:value-type="float">
            <text:p>1626091900183</text:p>
          </table:table-cell>
          <table:table-cell office:value-type="float" office:value="1626091972856" calcext:value-type="float">
            <text:p>1626091972856</text:p>
          </table:table-cell>
          <table:table-cell/>
          <table:table-cell table:formula="of:=[.D2]-[.A2]" office:value-type="float" office:value="509" calcext:value-type="float">
            <text:p>509</text:p>
          </table:table-cell>
          <table:table-cell table:formula="of:=[.F2]-[.A2]" office:value-type="float" office:value="677" calcext:value-type="float">
            <text:p>677</text:p>
          </table:table-cell>
          <table:table-cell table:formula="of:=[.E2]-[.B2]" office:value-type="float" office:value="589" calcext:value-type="float">
            <text:p>589</text:p>
          </table:table-cell>
          <table:table-cell table:formula="of:=[.G2]-[.B2]" office:value-type="float" office:value="753" calcext:value-type="float">
            <text:p>753</text:p>
          </table:table-cell>
          <table:table-cell table:formula="of:=[.J2]-[.H2]" office:value-type="float" office:value="120717" calcext:value-type="float">
            <text:p>120717</text:p>
          </table:table-cell>
          <table:table-cell table:formula="of:=[.K2]-[.I2]" office:value-type="float" office:value="60300" calcext:value-type="float">
            <text:p>60300</text:p>
          </table:table-cell>
          <table:table-cell table:formula="of:=[.L2]-[.C2]" office:value-type="float" office:value="355786" calcext:value-type="float">
            <text:p>355786</text:p>
          </table:table-cell>
          <table:table-cell table:formula="of:=[.O2]-[.M2]" office:value-type="float" office:value="160" calcext:value-type="float">
            <text:p>160</text:p>
          </table:table-cell>
          <table:table-cell table:formula="of:=[.P2]-[.M2]" office:value-type="float" office:value="83" calcext:value-type="float">
            <text:p>83</text:p>
          </table:table-cell>
          <table:table-cell table:formula="of:=[.Q2]-[.N2]" office:value-type="float" office:value="72756" calcext:value-type="float">
            <text:p>72756</text:p>
          </table:table-cell>
        </table:table-row>
        <table:table-row table:style-name="ro1">
          <table:table-cell table:number-columns-repeated="3" office:value-type="float" office:value="1626126472808" calcext:value-type="float">
            <text:p>1626126472808</text:p>
          </table:table-cell>
          <table:table-cell office:value-type="float" office:value="1626126473391" calcext:value-type="float">
            <text:p>1626126473391</text:p>
          </table:table-cell>
          <table:table-cell office:value-type="float" office:value="1626126473462" calcext:value-type="float">
            <text:p>1626126473462</text:p>
          </table:table-cell>
          <table:table-cell office:value-type="float" office:value="1626126473536" calcext:value-type="float">
            <text:p>1626126473536</text:p>
          </table:table-cell>
          <table:table-cell office:value-type="float" office:value="1626126473609" calcext:value-type="float">
            <text:p>1626126473609</text:p>
          </table:table-cell>
          <table:table-cell office:value-type="float" office:value="1626126776862" calcext:value-type="float">
            <text:p>1626126776862</text:p>
          </table:table-cell>
          <table:table-cell office:value-type="float" office:value="1626126837125" calcext:value-type="float">
            <text:p>1626126837125</text:p>
          </table:table-cell>
          <table:table-cell office:value-type="float" office:value="1626126897634" calcext:value-type="float">
            <text:p>1626126897634</text:p>
          </table:table-cell>
          <table:table-cell office:value-type="float" office:value="1626126897441" calcext:value-type="float">
            <text:p>1626126897441</text:p>
          </table:table-cell>
          <table:table-cell office:value-type="float" office:value="1626126897728" calcext:value-type="float">
            <text:p>1626126897728</text:p>
          </table:table-cell>
          <table:table-cell table:number-columns-repeated="2" office:value-type="float" office:value="1626126940915" calcext:value-type="float">
            <text:p>1626126940915</text:p>
          </table:table-cell>
          <table:table-cell office:value-type="float" office:value="1626126941040" calcext:value-type="float">
            <text:p>1626126941040</text:p>
          </table:table-cell>
          <table:table-cell office:value-type="float" office:value="1626126940982" calcext:value-type="float">
            <text:p>1626126940982</text:p>
          </table:table-cell>
          <table:table-cell office:value-type="float" office:value="1626127017379" calcext:value-type="float">
            <text:p>1626127017379</text:p>
          </table:table-cell>
          <table:table-cell/>
          <table:table-cell table:formula="of:=[.D3]-[.A3]" office:value-type="float" office:value="583" calcext:value-type="float">
            <text:p>583</text:p>
          </table:table-cell>
          <table:table-cell table:formula="of:=[.F3]-[.A3]" office:value-type="float" office:value="728" calcext:value-type="float">
            <text:p>728</text:p>
          </table:table-cell>
          <table:table-cell table:formula="of:=[.E3]-[.B3]" office:value-type="float" office:value="654" calcext:value-type="float">
            <text:p>654</text:p>
          </table:table-cell>
          <table:table-cell table:formula="of:=[.G3]-[.B3]" office:value-type="float" office:value="801" calcext:value-type="float">
            <text:p>801</text:p>
          </table:table-cell>
          <table:table-cell table:formula="of:=[.J3]-[.H3]" office:value-type="float" office:value="120772" calcext:value-type="float">
            <text:p>120772</text:p>
          </table:table-cell>
          <table:table-cell table:formula="of:=[.K3]-[.I3]" office:value-type="float" office:value="60316" calcext:value-type="float">
            <text:p>60316</text:p>
          </table:table-cell>
          <table:table-cell table:formula="of:=[.L3]-[.C3]" office:value-type="float" office:value="424920" calcext:value-type="float">
            <text:p>424920</text:p>
          </table:table-cell>
          <table:table-cell table:formula="of:=[.O3]-[.M3]" office:value-type="float" office:value="125" calcext:value-type="float">
            <text:p>125</text:p>
          </table:table-cell>
          <table:table-cell table:formula="of:=[.P3]-[.M3]" office:value-type="float" office:value="67" calcext:value-type="float">
            <text:p>67</text:p>
          </table:table-cell>
          <table:table-cell table:formula="of:=[.Q3]-[.N3]" office:value-type="float" office:value="76464" calcext:value-type="float">
            <text:p>76464</text:p>
          </table:table-cell>
        </table:table-row>
        <table:table-row table:style-name="ro1">
          <table:table-cell table:number-columns-repeated="3" office:value-type="float" office:value="1626127039657" calcext:value-type="float">
            <text:p>1626127039657</text:p>
          </table:table-cell>
          <table:table-cell office:value-type="float" office:value="1626127039862" calcext:value-type="float">
            <text:p>1626127039862</text:p>
          </table:table-cell>
          <table:table-cell office:value-type="float" office:value="1626127039981" calcext:value-type="float">
            <text:p>1626127039981</text:p>
          </table:table-cell>
          <table:table-cell office:value-type="float" office:value="1626127040122" calcext:value-type="float">
            <text:p>1626127040122</text:p>
          </table:table-cell>
          <table:table-cell office:value-type="float" office:value="1626127040264" calcext:value-type="float">
            <text:p>1626127040264</text:p>
          </table:table-cell>
          <table:table-cell office:value-type="float" office:value="1626127257277" calcext:value-type="float">
            <text:p>1626127257277</text:p>
          </table:table-cell>
          <table:table-cell office:value-type="float" office:value="1626127317447" calcext:value-type="float">
            <text:p>1626127317447</text:p>
          </table:table-cell>
          <table:table-cell office:value-type="float" office:value="1626127377931" calcext:value-type="float">
            <text:p>1626127377931</text:p>
          </table:table-cell>
          <table:table-cell office:value-type="float" office:value="1626127377751" calcext:value-type="float">
            <text:p>1626127377751</text:p>
          </table:table-cell>
          <table:table-cell office:value-type="float" office:value="1626127378031" calcext:value-type="float">
            <text:p>1626127378031</text:p>
          </table:table-cell>
          <table:table-cell table:number-columns-repeated="2" office:value-type="float" office:value="1626127412316" calcext:value-type="float">
            <text:p>1626127412316</text:p>
          </table:table-cell>
          <table:table-cell office:value-type="float" office:value="1626127412366" calcext:value-type="float">
            <text:p>1626127412366</text:p>
          </table:table-cell>
          <table:table-cell office:value-type="float" office:value="1626127412415" calcext:value-type="float">
            <text:p>1626127412415</text:p>
          </table:table-cell>
          <table:table-cell office:value-type="float" office:value="1626127497700" calcext:value-type="float">
            <text:p>1626127497700</text:p>
          </table:table-cell>
          <table:table-cell/>
          <table:table-cell table:formula="of:=[.D4]-[.A4]" office:value-type="float" office:value="205" calcext:value-type="float">
            <text:p>205</text:p>
          </table:table-cell>
          <table:table-cell table:formula="of:=[.F4]-[.A4]" office:value-type="float" office:value="465" calcext:value-type="float">
            <text:p>465</text:p>
          </table:table-cell>
          <table:table-cell table:formula="of:=[.E4]-[.B4]" office:value-type="float" office:value="324" calcext:value-type="float">
            <text:p>324</text:p>
          </table:table-cell>
          <table:table-cell table:formula="of:=[.G4]-[.B4]" office:value-type="float" office:value="607" calcext:value-type="float">
            <text:p>607</text:p>
          </table:table-cell>
          <table:table-cell table:formula="of:=[.J4]-[.H4]" office:value-type="float" office:value="120654" calcext:value-type="float">
            <text:p>120654</text:p>
          </table:table-cell>
          <table:table-cell table:formula="of:=[.K4]-[.I4]" office:value-type="float" office:value="60304" calcext:value-type="float">
            <text:p>60304</text:p>
          </table:table-cell>
          <table:table-cell table:formula="of:=[.L4]-[.C4]" office:value-type="float" office:value="338374" calcext:value-type="float">
            <text:p>338374</text:p>
          </table:table-cell>
          <table:table-cell table:formula="of:=[.O4]-[.M4]" office:value-type="float" office:value="50" calcext:value-type="float">
            <text:p>50</text:p>
          </table:table-cell>
          <table:table-cell table:formula="of:=[.P4]-[.M4]" office:value-type="float" office:value="99" calcext:value-type="float">
            <text:p>99</text:p>
          </table:table-cell>
          <table:table-cell table:formula="of:=[.Q4]-[.N4]" office:value-type="float" office:value="85384" calcext:value-type="float">
            <text:p>85384</text:p>
          </table:table-cell>
        </table:table-row>
        <table:table-row table:style-name="ro1">
          <table:table-cell table:number-columns-repeated="3" office:value-type="float" office:value="1626127542270" calcext:value-type="float">
            <text:p>1626127542270</text:p>
          </table:table-cell>
          <table:table-cell office:value-type="float" office:value="1626127542497" calcext:value-type="float">
            <text:p>1626127542497</text:p>
          </table:table-cell>
          <table:table-cell office:value-type="float" office:value="1626127542562" calcext:value-type="float">
            <text:p>1626127542562</text:p>
          </table:table-cell>
          <table:table-cell office:value-type="float" office:value="1626127542640" calcext:value-type="float">
            <text:p>1626127542640</text:p>
          </table:table-cell>
          <table:table-cell office:value-type="float" office:value="1626127542695" calcext:value-type="float">
            <text:p>1626127542695</text:p>
          </table:table-cell>
          <table:table-cell office:value-type="float" office:value="1626127797619" calcext:value-type="float">
            <text:p>1626127797619</text:p>
          </table:table-cell>
          <table:table-cell office:value-type="float" office:value="1626127857794" calcext:value-type="float">
            <text:p>1626127857794</text:p>
          </table:table-cell>
          <table:table-cell office:value-type="float" office:value="1626127918306" calcext:value-type="float">
            <text:p>1626127918306</text:p>
          </table:table-cell>
          <table:table-cell office:value-type="float" office:value="1626127918132" calcext:value-type="float">
            <text:p>1626127918132</text:p>
          </table:table-cell>
          <table:table-cell office:value-type="float" office:value="1626127918408" calcext:value-type="float">
            <text:p>1626127918408</text:p>
          </table:table-cell>
          <table:table-cell table:number-columns-repeated="2" office:value-type="float" office:value="1626127960275" calcext:value-type="float">
            <text:p>1626127960275</text:p>
          </table:table-cell>
          <table:table-cell office:value-type="float" office:value="1626127960381" calcext:value-type="float">
            <text:p>1626127960381</text:p>
          </table:table-cell>
          <table:table-cell office:value-type="float" office:value="1626127960325" calcext:value-type="float">
            <text:p>1626127960325</text:p>
          </table:table-cell>
          <table:table-cell office:value-type="float" office:value="1626128038123" calcext:value-type="float">
            <text:p>1626128038123</text:p>
          </table:table-cell>
          <table:table-cell/>
          <table:table-cell table:formula="of:=[.D5]-[.A5]" office:value-type="float" office:value="227" calcext:value-type="float">
            <text:p>227</text:p>
          </table:table-cell>
          <table:table-cell table:formula="of:=[.F5]-[.A5]" office:value-type="float" office:value="370" calcext:value-type="float">
            <text:p>370</text:p>
          </table:table-cell>
          <table:table-cell table:formula="of:=[.E5]-[.B5]" office:value-type="float" office:value="292" calcext:value-type="float">
            <text:p>292</text:p>
          </table:table-cell>
          <table:table-cell table:formula="of:=[.G5]-[.B5]" office:value-type="float" office:value="425" calcext:value-type="float">
            <text:p>425</text:p>
          </table:table-cell>
          <table:table-cell table:formula="of:=[.J5]-[.H5]" office:value-type="float" office:value="120687" calcext:value-type="float">
            <text:p>120687</text:p>
          </table:table-cell>
          <table:table-cell table:formula="of:=[.K5]-[.I5]" office:value-type="float" office:value="60338" calcext:value-type="float">
            <text:p>60338</text:p>
          </table:table-cell>
          <table:table-cell table:formula="of:=[.L5]-[.C5]" office:value-type="float" office:value="376138" calcext:value-type="float">
            <text:p>376138</text:p>
          </table:table-cell>
          <table:table-cell table:formula="of:=[.O5]-[.M5]" office:value-type="float" office:value="106" calcext:value-type="float">
            <text:p>106</text:p>
          </table:table-cell>
          <table:table-cell table:formula="of:=[.P5]-[.M5]" office:value-type="float" office:value="50" calcext:value-type="float">
            <text:p>50</text:p>
          </table:table-cell>
          <table:table-cell table:formula="of:=[.Q5]-[.N5]" office:value-type="float" office:value="77848" calcext:value-type="float">
            <text:p>77848</text:p>
          </table:table-cell>
        </table:table-row>
        <table:table-row table:style-name="ro1">
          <table:table-cell table:number-columns-repeated="3" office:value-type="float" office:value="1626128100209" calcext:value-type="float">
            <text:p>1626128100209</text:p>
          </table:table-cell>
          <table:table-cell office:value-type="float" office:value="1626128100405" calcext:value-type="float">
            <text:p>1626128100405</text:p>
          </table:table-cell>
          <table:table-cell office:value-type="float" office:value="1626128100480" calcext:value-type="float">
            <text:p>1626128100480</text:p>
          </table:table-cell>
          <table:table-cell office:value-type="float" office:value="1626128100548" calcext:value-type="float">
            <text:p>1626128100548</text:p>
          </table:table-cell>
          <table:table-cell office:value-type="float" office:value="1626128100605" calcext:value-type="float">
            <text:p>1626128100605</text:p>
          </table:table-cell>
          <table:table-cell office:value-type="float" office:value="1626128337996" calcext:value-type="float">
            <text:p>1626128337996</text:p>
          </table:table-cell>
          <table:table-cell office:value-type="float" office:value="1626128398187" calcext:value-type="float">
            <text:p>1626128398187</text:p>
          </table:table-cell>
          <table:table-cell office:value-type="float" office:value="1626128458604" calcext:value-type="float">
            <text:p>1626128458604</text:p>
          </table:table-cell>
          <table:table-cell office:value-type="float" office:value="1626128458443" calcext:value-type="float">
            <text:p>1626128458443</text:p>
          </table:table-cell>
          <table:table-cell office:value-type="float" office:value="1626128458694" calcext:value-type="float">
            <text:p>1626128458694</text:p>
          </table:table-cell>
          <table:table-cell table:number-columns-repeated="2" office:value-type="float" office:value="1626128502609" calcext:value-type="float">
            <text:p>1626128502609</text:p>
          </table:table-cell>
          <table:table-cell office:value-type="float" office:value="1626128502726" calcext:value-type="float">
            <text:p>1626128502726</text:p>
          </table:table-cell>
          <table:table-cell office:value-type="float" office:value="1626128502669" calcext:value-type="float">
            <text:p>1626128502669</text:p>
          </table:table-cell>
          <table:table-cell office:value-type="float" office:value="1626128578434" calcext:value-type="float">
            <text:p>1626128578434</text:p>
          </table:table-cell>
          <table:table-cell/>
          <table:table-cell table:formula="of:=[.D6]-[.A6]" office:value-type="float" office:value="196" calcext:value-type="float">
            <text:p>196</text:p>
          </table:table-cell>
          <table:table-cell table:formula="of:=[.F6]-[.A6]" office:value-type="float" office:value="339" calcext:value-type="float">
            <text:p>339</text:p>
          </table:table-cell>
          <table:table-cell table:formula="of:=[.E6]-[.B6]" office:value-type="float" office:value="271" calcext:value-type="float">
            <text:p>271</text:p>
          </table:table-cell>
          <table:table-cell table:formula="of:=[.G6]-[.B6]" office:value-type="float" office:value="396" calcext:value-type="float">
            <text:p>396</text:p>
          </table:table-cell>
          <table:table-cell table:formula="of:=[.J6]-[.H6]" office:value-type="float" office:value="120608" calcext:value-type="float">
            <text:p>120608</text:p>
          </table:table-cell>
          <table:table-cell table:formula="of:=[.K6]-[.I6]" office:value-type="float" office:value="60256" calcext:value-type="float">
            <text:p>60256</text:p>
          </table:table-cell>
          <table:table-cell table:formula="of:=[.L6]-[.C6]" office:value-type="float" office:value="358485" calcext:value-type="float">
            <text:p>358485</text:p>
          </table:table-cell>
          <table:table-cell table:formula="of:=[.O6]-[.M6]" office:value-type="float" office:value="117" calcext:value-type="float">
            <text:p>117</text:p>
          </table:table-cell>
          <table:table-cell table:formula="of:=[.P6]-[.M6]" office:value-type="float" office:value="60" calcext:value-type="float">
            <text:p>60</text:p>
          </table:table-cell>
          <table:table-cell table:formula="of:=[.Q6]-[.N6]" office:value-type="float" office:value="75825" calcext:value-type="float">
            <text:p>75825</text:p>
          </table:table-cell>
        </table:table-row>
        <table:table-row table:style-name="ro1">
          <table:table-cell table:number-columns-repeated="3" office:value-type="float" office:value="1626128636113" calcext:value-type="float">
            <text:p>1626128636113</text:p>
          </table:table-cell>
          <table:table-cell office:value-type="float" office:value="1626128636300" calcext:value-type="float">
            <text:p>1626128636300</text:p>
          </table:table-cell>
          <table:table-cell office:value-type="float" office:value="1626128636368" calcext:value-type="float">
            <text:p>1626128636368</text:p>
          </table:table-cell>
          <table:table-cell office:value-type="float" office:value="1626128636451" calcext:value-type="float">
            <text:p>1626128636451</text:p>
          </table:table-cell>
          <table:table-cell office:value-type="float" office:value="1626128636507" calcext:value-type="float">
            <text:p>1626128636507</text:p>
          </table:table-cell>
          <table:table-cell office:value-type="float" office:value="1626128878330" calcext:value-type="float">
            <text:p>1626128878330</text:p>
          </table:table-cell>
          <table:table-cell office:value-type="float" office:value="1626128938489" calcext:value-type="float">
            <text:p>1626128938489</text:p>
          </table:table-cell>
          <table:table-cell office:value-type="float" office:value="1626128998993" calcext:value-type="float">
            <text:p>1626128998993</text:p>
          </table:table-cell>
          <table:table-cell office:value-type="float" office:value="1626128998814" calcext:value-type="float">
            <text:p>1626128998814</text:p>
          </table:table-cell>
          <table:table-cell office:value-type="float" office:value="1626128999081" calcext:value-type="float">
            <text:p>1626128999081</text:p>
          </table:table-cell>
          <table:table-cell table:number-columns-repeated="2" office:value-type="float" office:value="1626129043873" calcext:value-type="float">
            <text:p>1626129043873</text:p>
          </table:table-cell>
          <table:table-cell office:value-type="float" office:value="1626129043915" calcext:value-type="float">
            <text:p>1626129043915</text:p>
          </table:table-cell>
          <table:table-cell office:value-type="float" office:value="1626129043979" calcext:value-type="float">
            <text:p>1626129043979</text:p>
          </table:table-cell>
          <table:table-cell office:value-type="float" office:value="1626129118792" calcext:value-type="float">
            <text:p>1626129118792</text:p>
          </table:table-cell>
          <table:table-cell/>
          <table:table-cell table:formula="of:=[.D7]-[.A7]" office:value-type="float" office:value="187" calcext:value-type="float">
            <text:p>187</text:p>
          </table:table-cell>
          <table:table-cell table:formula="of:=[.F7]-[.A7]" office:value-type="float" office:value="338" calcext:value-type="float">
            <text:p>338</text:p>
          </table:table-cell>
          <table:table-cell table:formula="of:=[.E7]-[.B7]" office:value-type="float" office:value="255" calcext:value-type="float">
            <text:p>255</text:p>
          </table:table-cell>
          <table:table-cell table:formula="of:=[.G7]-[.B7]" office:value-type="float" office:value="394" calcext:value-type="float">
            <text:p>394</text:p>
          </table:table-cell>
          <table:table-cell table:formula="of:=[.J7]-[.H7]" office:value-type="float" office:value="120663" calcext:value-type="float">
            <text:p>120663</text:p>
          </table:table-cell>
          <table:table-cell table:formula="of:=[.K7]-[.I7]" office:value-type="float" office:value="60325" calcext:value-type="float">
            <text:p>60325</text:p>
          </table:table-cell>
          <table:table-cell table:formula="of:=[.L7]-[.C7]" office:value-type="float" office:value="362968" calcext:value-type="float">
            <text:p>362968</text:p>
          </table:table-cell>
          <table:table-cell table:formula="of:=[.O7]-[.M7]" office:value-type="float" office:value="42" calcext:value-type="float">
            <text:p>42</text:p>
          </table:table-cell>
          <table:table-cell table:formula="of:=[.P7]-[.M7]" office:value-type="float" office:value="106" calcext:value-type="float">
            <text:p>106</text:p>
          </table:table-cell>
          <table:table-cell table:formula="of:=[.Q7]-[.N7]" office:value-type="float" office:value="74919" calcext:value-type="float">
            <text:p>74919</text:p>
          </table:table-cell>
        </table:table-row>
        <table:table-row table:style-name="ro1">
          <table:table-cell table:number-columns-repeated="3" office:value-type="float" office:value="1626129161745" calcext:value-type="float">
            <text:p>1626129161745</text:p>
          </table:table-cell>
          <table:table-cell office:value-type="float" office:value="1626129161924" calcext:value-type="float">
            <text:p>1626129161924</text:p>
          </table:table-cell>
          <table:table-cell office:value-type="float" office:value="1626129161981" calcext:value-type="float">
            <text:p>1626129161981</text:p>
          </table:table-cell>
          <table:table-cell office:value-type="float" office:value="1626129162061" calcext:value-type="float">
            <text:p>1626129162061</text:p>
          </table:table-cell>
          <table:table-cell office:value-type="float" office:value="1626129162148" calcext:value-type="float">
            <text:p>1626129162148</text:p>
          </table:table-cell>
          <table:table-cell office:value-type="float" office:value="1626129478875" calcext:value-type="float">
            <text:p>1626129478875</text:p>
          </table:table-cell>
          <table:table-cell office:value-type="float" office:value="1626129418686" calcext:value-type="float">
            <text:p>1626129418686</text:p>
          </table:table-cell>
          <table:table-cell office:value-type="float" office:value="1626129539192" calcext:value-type="float">
            <text:p>1626129539192</text:p>
          </table:table-cell>
          <table:table-cell office:value-type="float" office:value="1626129539365" calcext:value-type="float">
            <text:p>1626129539365</text:p>
          </table:table-cell>
          <table:table-cell office:value-type="float" office:value="1626129539469" calcext:value-type="float">
            <text:p>1626129539469</text:p>
          </table:table-cell>
          <table:table-cell table:number-columns-repeated="2" office:value-type="float" office:value="1626129593073" calcext:value-type="float">
            <text:p>1626129593073</text:p>
          </table:table-cell>
          <table:table-cell office:value-type="float" office:value="1626129593126" calcext:value-type="float">
            <text:p>1626129593126</text:p>
          </table:table-cell>
          <table:table-cell office:value-type="float" office:value="1626129593191" calcext:value-type="float">
            <text:p>1626129593191</text:p>
          </table:table-cell>
          <table:table-cell office:value-type="float" office:value="1626129659198" calcext:value-type="float">
            <text:p>1626129659198</text:p>
          </table:table-cell>
          <table:table-cell/>
          <table:table-cell table:formula="of:=[.D8]-[.A8]" office:value-type="float" office:value="179" calcext:value-type="float">
            <text:p>179</text:p>
          </table:table-cell>
          <table:table-cell table:formula="of:=[.F8]-[.A8]" office:value-type="float" office:value="316" calcext:value-type="float">
            <text:p>316</text:p>
          </table:table-cell>
          <table:table-cell table:formula="of:=[.E8]-[.B8]" office:value-type="float" office:value="236" calcext:value-type="float">
            <text:p>236</text:p>
          </table:table-cell>
          <table:table-cell table:formula="of:=[.G8]-[.B8]" office:value-type="float" office:value="403" calcext:value-type="float">
            <text:p>403</text:p>
          </table:table-cell>
          <table:table-cell table:formula="of:=[.J8]-[.H8]" office:value-type="float" office:value="60317" calcext:value-type="float">
            <text:p>60317</text:p>
          </table:table-cell>
          <table:table-cell table:formula="of:=[.K8]-[.I8]" office:value-type="float" office:value="120679" calcext:value-type="float">
            <text:p>120679</text:p>
          </table:table-cell>
          <table:table-cell table:formula="of:=[.L8]-[.C8]" office:value-type="float" office:value="377724" calcext:value-type="float">
            <text:p>377724</text:p>
          </table:table-cell>
          <table:table-cell table:formula="of:=[.O8]-[.M8]" office:value-type="float" office:value="53" calcext:value-type="float">
            <text:p>53</text:p>
          </table:table-cell>
          <table:table-cell table:formula="of:=[.P8]-[.M8]" office:value-type="float" office:value="118" calcext:value-type="float">
            <text:p>118</text:p>
          </table:table-cell>
          <table:table-cell table:formula="of:=[.Q8]-[.N8]" office:value-type="float" office:value="66125" calcext:value-type="float">
            <text:p>66125</text:p>
          </table:table-cell>
        </table:table-row>
        <table:table-row table:style-name="ro1">
          <table:table-cell table:number-columns-repeated="3" office:value-type="float" office:value="1626130553040" calcext:value-type="float">
            <text:p>1626130553040</text:p>
          </table:table-cell>
          <table:table-cell office:value-type="float" office:value="1626130553720" calcext:value-type="float">
            <text:p>1626130553720</text:p>
          </table:table-cell>
          <table:table-cell office:value-type="float" office:value="1626130553807" calcext:value-type="float">
            <text:p>1626130553807</text:p>
          </table:table-cell>
          <table:table-cell office:value-type="float" office:value="1626130553893" calcext:value-type="float">
            <text:p>1626130553893</text:p>
          </table:table-cell>
          <table:table-cell office:value-type="float" office:value="1626130553970" calcext:value-type="float">
            <text:p>1626130553970</text:p>
          </table:table-cell>
          <table:table-cell office:value-type="float" office:value="1626130781651" calcext:value-type="float">
            <text:p>1626130781651</text:p>
          </table:table-cell>
          <table:table-cell office:value-type="float" office:value="1626130841874" calcext:value-type="float">
            <text:p>1626130841874</text:p>
          </table:table-cell>
          <table:table-cell office:value-type="float" office:value="1626130902321" calcext:value-type="float">
            <text:p>1626130902321</text:p>
          </table:table-cell>
          <table:table-cell office:value-type="float" office:value="1626130902157" calcext:value-type="float">
            <text:p>1626130902157</text:p>
          </table:table-cell>
          <table:table-cell office:value-type="float" office:value="1626130902418" calcext:value-type="float">
            <text:p>1626130902418</text:p>
          </table:table-cell>
          <table:table-cell table:number-columns-repeated="2" office:value-type="float" office:value="1626130950278" calcext:value-type="float">
            <text:p>1626130950278</text:p>
          </table:table-cell>
          <table:table-cell office:value-type="float" office:value="1626130950418" calcext:value-type="float">
            <text:p>1626130950418</text:p>
          </table:table-cell>
          <table:table-cell office:value-type="float" office:value="1626130950356" calcext:value-type="float">
            <text:p>1626130950356</text:p>
          </table:table-cell>
          <table:table-cell office:value-type="float" office:value="1626131022175" calcext:value-type="float">
            <text:p>1626131022175</text:p>
          </table:table-cell>
          <table:table-cell/>
          <table:table-cell table:formula="of:=[.D9]-[.A9]" office:value-type="float" office:value="680" calcext:value-type="float">
            <text:p>680</text:p>
          </table:table-cell>
          <table:table-cell table:formula="of:=[.F9]-[.A9]" office:value-type="float" office:value="853" calcext:value-type="float">
            <text:p>853</text:p>
          </table:table-cell>
          <table:table-cell table:formula="of:=[.E9]-[.B9]" office:value-type="float" office:value="767" calcext:value-type="float">
            <text:p>767</text:p>
          </table:table-cell>
          <table:table-cell table:formula="of:=[.G9]-[.B9]" office:value-type="float" office:value="930" calcext:value-type="float">
            <text:p>930</text:p>
          </table:table-cell>
          <table:table-cell table:formula="of:=[.J9]-[.H9]" office:value-type="float" office:value="120670" calcext:value-type="float">
            <text:p>120670</text:p>
          </table:table-cell>
          <table:table-cell table:formula="of:=[.K9]-[.I9]" office:value-type="float" office:value="60283" calcext:value-type="float">
            <text:p>60283</text:p>
          </table:table-cell>
          <table:table-cell table:formula="of:=[.L9]-[.C9]" office:value-type="float" office:value="349378" calcext:value-type="float">
            <text:p>349378</text:p>
          </table:table-cell>
          <table:table-cell table:formula="of:=[.O9]-[.M9]" office:value-type="float" office:value="140" calcext:value-type="float">
            <text:p>140</text:p>
          </table:table-cell>
          <table:table-cell table:formula="of:=[.P9]-[.M9]" office:value-type="float" office:value="78" calcext:value-type="float">
            <text:p>78</text:p>
          </table:table-cell>
          <table:table-cell table:formula="of:=[.Q9]-[.N9]" office:value-type="float" office:value="71897" calcext:value-type="float">
            <text:p>71897</text:p>
          </table:table-cell>
        </table:table-row>
        <table:table-row table:style-name="ro1">
          <table:table-cell table:number-columns-repeated="3" office:value-type="float" office:value="1626131089043" calcext:value-type="float">
            <text:p>1626131089043</text:p>
          </table:table-cell>
          <table:table-cell office:value-type="float" office:value="1626131089261" calcext:value-type="float">
            <text:p>1626131089261</text:p>
          </table:table-cell>
          <table:table-cell office:value-type="float" office:value="1626131089319" calcext:value-type="float">
            <text:p>1626131089319</text:p>
          </table:table-cell>
          <table:table-cell office:value-type="float" office:value="1626131089395" calcext:value-type="float">
            <text:p>1626131089395</text:p>
          </table:table-cell>
          <table:table-cell office:value-type="float" office:value="1626131089498" calcext:value-type="float">
            <text:p>1626131089498</text:p>
          </table:table-cell>
          <table:table-cell office:value-type="float" office:value="1626131382243" calcext:value-type="float">
            <text:p>1626131382243</text:p>
          </table:table-cell>
          <table:table-cell office:value-type="float" office:value="1626131322042" calcext:value-type="float">
            <text:p>1626131322042</text:p>
          </table:table-cell>
          <table:table-cell office:value-type="float" office:value="1626131442543" calcext:value-type="float">
            <text:p>1626131442543</text:p>
          </table:table-cell>
          <table:table-cell office:value-type="float" office:value="1626131442703" calcext:value-type="float">
            <text:p>1626131442703</text:p>
          </table:table-cell>
          <table:table-cell office:value-type="float" office:value="1626131442786" calcext:value-type="float">
            <text:p>1626131442786</text:p>
          </table:table-cell>
          <table:table-cell table:number-columns-repeated="2" office:value-type="float" office:value="1626131486219" calcext:value-type="float">
            <text:p>1626131486219</text:p>
          </table:table-cell>
          <table:table-cell office:value-type="float" office:value="1626131486355" calcext:value-type="float">
            <text:p>1626131486355</text:p>
          </table:table-cell>
          <table:table-cell office:value-type="float" office:value="1626131486300" calcext:value-type="float">
            <text:p>1626131486300</text:p>
          </table:table-cell>
          <table:table-cell office:value-type="float" office:value="1626131562530" calcext:value-type="float">
            <text:p>1626131562530</text:p>
          </table:table-cell>
          <table:table-cell/>
          <table:table-cell table:formula="of:=[.D10]-[.A10]" office:value-type="float" office:value="218" calcext:value-type="float">
            <text:p>218</text:p>
          </table:table-cell>
          <table:table-cell table:formula="of:=[.F10]-[.A10]" office:value-type="float" office:value="352" calcext:value-type="float">
            <text:p>352</text:p>
          </table:table-cell>
          <table:table-cell table:formula="of:=[.E10]-[.B10]" office:value-type="float" office:value="276" calcext:value-type="float">
            <text:p>276</text:p>
          </table:table-cell>
          <table:table-cell table:formula="of:=[.G10]-[.B10]" office:value-type="float" office:value="455" calcext:value-type="float">
            <text:p>455</text:p>
          </table:table-cell>
          <table:table-cell table:formula="of:=[.J10]-[.H10]" office:value-type="float" office:value="60300" calcext:value-type="float">
            <text:p>60300</text:p>
          </table:table-cell>
          <table:table-cell table:formula="of:=[.K10]-[.I10]" office:value-type="float" office:value="120661" calcext:value-type="float">
            <text:p>120661</text:p>
          </table:table-cell>
          <table:table-cell table:formula="of:=[.L10]-[.C10]" office:value-type="float" office:value="353743" calcext:value-type="float">
            <text:p>353743</text:p>
          </table:table-cell>
          <table:table-cell table:formula="of:=[.O10]-[.M10]" office:value-type="float" office:value="136" calcext:value-type="float">
            <text:p>136</text:p>
          </table:table-cell>
          <table:table-cell table:formula="of:=[.P10]-[.M10]" office:value-type="float" office:value="81" calcext:value-type="float">
            <text:p>81</text:p>
          </table:table-cell>
          <table:table-cell table:formula="of:=[.Q10]-[.N10]" office:value-type="float" office:value="76311" calcext:value-type="float">
            <text:p>76311</text:p>
          </table:table-cell>
        </table:table-row>
        <table:table-row table:style-name="ro1">
          <table:table-cell table:number-columns-repeated="3" office:value-type="float" office:value="1626131656016" calcext:value-type="float">
            <text:p>1626131656016</text:p>
          </table:table-cell>
          <table:table-cell office:value-type="float" office:value="1626131656233" calcext:value-type="float">
            <text:p>1626131656233</text:p>
          </table:table-cell>
          <table:table-cell office:value-type="float" office:value="1626131656304" calcext:value-type="float">
            <text:p>1626131656304</text:p>
          </table:table-cell>
          <table:table-cell office:value-type="float" office:value="1626131656382" calcext:value-type="float">
            <text:p>1626131656382</text:p>
          </table:table-cell>
          <table:table-cell office:value-type="float" office:value="1626131656448" calcext:value-type="float">
            <text:p>1626131656448</text:p>
          </table:table-cell>
          <table:table-cell office:value-type="float" office:value="1626131862397" calcext:value-type="float">
            <text:p>1626131862397</text:p>
          </table:table-cell>
          <table:table-cell office:value-type="float" office:value="1626131922557" calcext:value-type="float">
            <text:p>1626131922557</text:p>
          </table:table-cell>
          <table:table-cell office:value-type="float" office:value="1626132013060" calcext:value-type="float">
            <text:p>1626132013060</text:p>
          </table:table-cell>
          <table:table-cell office:value-type="float" office:value="1626132012857" calcext:value-type="float">
            <text:p>1626132012857</text:p>
          </table:table-cell>
          <table:table-cell office:value-type="float" office:value="1626132013149" calcext:value-type="float">
            <text:p>1626132013149</text:p>
          </table:table-cell>
          <table:table-cell table:number-columns-repeated="2" office:value-type="float" office:value="1626132048234" calcext:value-type="float">
            <text:p>1626132048234</text:p>
          </table:table-cell>
          <table:table-cell office:value-type="float" office:value="1626132048278" calcext:value-type="float">
            <text:p>1626132048278</text:p>
          </table:table-cell>
          <table:table-cell office:value-type="float" office:value="1626132048340" calcext:value-type="float">
            <text:p>1626132048340</text:p>
          </table:table-cell>
          <table:table-cell office:value-type="float" office:value="1626132132813" calcext:value-type="float">
            <text:p>1626132132813</text:p>
          </table:table-cell>
          <table:table-cell/>
          <table:table-cell table:formula="of:=[.D11]-[.A11]" office:value-type="float" office:value="217" calcext:value-type="float">
            <text:p>217</text:p>
          </table:table-cell>
          <table:table-cell table:formula="of:=[.F11]-[.A11]" office:value-type="float" office:value="366" calcext:value-type="float">
            <text:p>366</text:p>
          </table:table-cell>
          <table:table-cell table:formula="of:=[.E11]-[.B11]" office:value-type="float" office:value="288" calcext:value-type="float">
            <text:p>288</text:p>
          </table:table-cell>
          <table:table-cell table:formula="of:=[.G11]-[.B11]" office:value-type="float" office:value="432" calcext:value-type="float">
            <text:p>432</text:p>
          </table:table-cell>
          <table:table-cell table:formula="of:=[.J11]-[.H11]" office:value-type="float" office:value="150663" calcext:value-type="float">
            <text:p>150663</text:p>
          </table:table-cell>
          <table:table-cell table:formula="of:=[.K11]-[.I11]" office:value-type="float" office:value="90300" calcext:value-type="float">
            <text:p>90300</text:p>
          </table:table-cell>
          <table:table-cell table:formula="of:=[.L11]-[.C11]" office:value-type="float" office:value="357133" calcext:value-type="float">
            <text:p>357133</text:p>
          </table:table-cell>
          <table:table-cell table:formula="of:=[.O11]-[.M11]" office:value-type="float" office:value="44" calcext:value-type="float">
            <text:p>44</text:p>
          </table:table-cell>
          <table:table-cell table:formula="of:=[.P11]-[.M11]" office:value-type="float" office:value="106" calcext:value-type="float">
            <text:p>106</text:p>
          </table:table-cell>
          <table:table-cell table:formula="of:=[.Q11]-[.N11]" office:value-type="float" office:value="84579" calcext:value-type="float">
            <text:p>84579</text:p>
          </table:table-cell>
        </table:table-row>
        <table:table-row table:style-name="ro1">
          <table:table-cell table:number-columns-repeated="3" office:value-type="float" office:value="1626132168625" calcext:value-type="float">
            <text:p>1626132168625</text:p>
          </table:table-cell>
          <table:table-cell office:value-type="float" office:value="1626132168787" calcext:value-type="float">
            <text:p>1626132168787</text:p>
          </table:table-cell>
          <table:table-cell office:value-type="float" office:value="1626132168874" calcext:value-type="float">
            <text:p>1626132168874</text:p>
          </table:table-cell>
          <table:table-cell office:value-type="float" office:value="1626132168953" calcext:value-type="float">
            <text:p>1626132168953</text:p>
          </table:table-cell>
          <table:table-cell office:value-type="float" office:value="1626132169017" calcext:value-type="float">
            <text:p>1626132169017</text:p>
          </table:table-cell>
          <table:table-cell office:value-type="float" office:value="1626132522914" calcext:value-type="float">
            <text:p>1626132522914</text:p>
          </table:table-cell>
          <table:table-cell office:value-type="float" office:value="1626132432742" calcext:value-type="float">
            <text:p>1626132432742</text:p>
          </table:table-cell>
          <table:table-cell office:value-type="float" office:value="1626132583245" calcext:value-type="float">
            <text:p>1626132583245</text:p>
          </table:table-cell>
          <table:table-cell office:value-type="float" office:value="1626132583437" calcext:value-type="float">
            <text:p>1626132583437</text:p>
          </table:table-cell>
          <table:table-cell office:value-type="float" office:value="1626132583521" calcext:value-type="float">
            <text:p>1626132583521</text:p>
          </table:table-cell>
          <table:table-cell table:number-columns-repeated="2" office:value-type="float" office:value="1626132663028" calcext:value-type="float">
            <text:p>1626132663028</text:p>
          </table:table-cell>
          <table:table-cell office:value-type="float" office:value="1626132663090" calcext:value-type="float">
            <text:p>1626132663090</text:p>
          </table:table-cell>
          <table:table-cell office:value-type="float" office:value="1626132663146" calcext:value-type="float">
            <text:p>1626132663146</text:p>
          </table:table-cell>
          <table:table-cell office:value-type="float" office:value="1626132703206" calcext:value-type="float">
            <text:p>1626132703206</text:p>
          </table:table-cell>
          <table:table-cell/>
          <table:table-cell table:formula="of:=[.D12]-[.A12]" office:value-type="float" office:value="162" calcext:value-type="float">
            <text:p>162</text:p>
          </table:table-cell>
          <table:table-cell table:formula="of:=[.F12]-[.A12]" office:value-type="float" office:value="328" calcext:value-type="float">
            <text:p>328</text:p>
          </table:table-cell>
          <table:table-cell table:formula="of:=[.E12]-[.B12]" office:value-type="float" office:value="249" calcext:value-type="float">
            <text:p>249</text:p>
          </table:table-cell>
          <table:table-cell table:formula="of:=[.G12]-[.B12]" office:value-type="float" office:value="392" calcext:value-type="float">
            <text:p>392</text:p>
          </table:table-cell>
          <table:table-cell table:formula="of:=[.J12]-[.H12]" office:value-type="float" office:value="60331" calcext:value-type="float">
            <text:p>60331</text:p>
          </table:table-cell>
          <table:table-cell table:formula="of:=[.K12]-[.I12]" office:value-type="float" office:value="150695" calcext:value-type="float">
            <text:p>150695</text:p>
          </table:table-cell>
          <table:table-cell table:formula="of:=[.L12]-[.C12]" office:value-type="float" office:value="414896" calcext:value-type="float">
            <text:p>414896</text:p>
          </table:table-cell>
          <table:table-cell table:formula="of:=[.O12]-[.M12]" office:value-type="float" office:value="62" calcext:value-type="float">
            <text:p>62</text:p>
          </table:table-cell>
          <table:table-cell table:formula="of:=[.P12]-[.M12]" office:value-type="float" office:value="118" calcext:value-type="float">
            <text:p>118</text:p>
          </table:table-cell>
          <table:table-cell table:formula="of:=[.Q12]-[.N12]" office:value-type="float" office:value="40178" calcext:value-type="float">
            <text:p>40178</text:p>
          </table:table-cell>
        </table:table-row>
        <table:table-row table:style-name="ro1">
          <table:table-cell table:number-columns-repeated="3" office:value-type="float" office:value="1626132771757" calcext:value-type="float">
            <text:p>1626132771757</text:p>
          </table:table-cell>
          <table:table-cell office:value-type="float" office:value="1626132771955" calcext:value-type="float">
            <text:p>1626132771955</text:p>
          </table:table-cell>
          <table:table-cell office:value-type="float" office:value="1626132772015" calcext:value-type="float">
            <text:p>1626132772015</text:p>
          </table:table-cell>
          <table:table-cell office:value-type="float" office:value="1626132772088" calcext:value-type="float">
            <text:p>1626132772088</text:p>
          </table:table-cell>
          <table:table-cell office:value-type="float" office:value="1626132772151" calcext:value-type="float">
            <text:p>1626132772151</text:p>
          </table:table-cell>
          <table:table-cell office:value-type="float" office:value="1626133123365" calcext:value-type="float">
            <text:p>1626133123365</text:p>
          </table:table-cell>
          <table:table-cell office:value-type="float" office:value="1626133003139" calcext:value-type="float">
            <text:p>1626133003139</text:p>
          </table:table-cell>
          <table:table-cell office:value-type="float" office:value="1626133213706" calcext:value-type="float">
            <text:p>1626133213706</text:p>
          </table:table-cell>
          <table:table-cell office:value-type="float" office:value="1626133213878" calcext:value-type="float">
            <text:p>1626133213878</text:p>
          </table:table-cell>
          <table:table-cell office:value-type="float" office:value="1626133213968" calcext:value-type="float">
            <text:p>1626133213968</text:p>
          </table:table-cell>
          <table:table-cell table:number-columns-repeated="2" office:value-type="float" office:value="1626133271601" calcext:value-type="float">
            <text:p>1626133271601</text:p>
          </table:table-cell>
          <table:table-cell office:value-type="float" office:value="1626133271654" calcext:value-type="float">
            <text:p>1626133271654</text:p>
          </table:table-cell>
          <table:table-cell office:value-type="float" office:value="1626133271712" calcext:value-type="float">
            <text:p>1626133271712</text:p>
          </table:table-cell>
          <table:table-cell office:value-type="float" office:value="1626133333681" calcext:value-type="float">
            <text:p>1626133333681</text:p>
          </table:table-cell>
          <table:table-cell/>
          <table:table-cell table:formula="of:=[.D13]-[.A13]" office:value-type="float" office:value="198" calcext:value-type="float">
            <text:p>198</text:p>
          </table:table-cell>
          <table:table-cell table:formula="of:=[.F13]-[.A13]" office:value-type="float" office:value="331" calcext:value-type="float">
            <text:p>331</text:p>
          </table:table-cell>
          <table:table-cell table:formula="of:=[.E13]-[.B13]" office:value-type="float" office:value="258" calcext:value-type="float">
            <text:p>258</text:p>
          </table:table-cell>
          <table:table-cell table:formula="of:=[.G13]-[.B13]" office:value-type="float" office:value="394" calcext:value-type="float">
            <text:p>394</text:p>
          </table:table-cell>
          <table:table-cell table:formula="of:=[.J13]-[.H13]" office:value-type="float" office:value="90341" calcext:value-type="float">
            <text:p>90341</text:p>
          </table:table-cell>
          <table:table-cell table:formula="of:=[.K13]-[.I13]" office:value-type="float" office:value="210739" calcext:value-type="float">
            <text:p>210739</text:p>
          </table:table-cell>
          <table:table-cell table:formula="of:=[.L13]-[.C13]" office:value-type="float" office:value="442211" calcext:value-type="float">
            <text:p>442211</text:p>
          </table:table-cell>
          <table:table-cell table:formula="of:=[.O13]-[.M13]" office:value-type="float" office:value="53" calcext:value-type="float">
            <text:p>53</text:p>
          </table:table-cell>
          <table:table-cell table:formula="of:=[.P13]-[.M13]" office:value-type="float" office:value="111" calcext:value-type="float">
            <text:p>111</text:p>
          </table:table-cell>
          <table:table-cell table:formula="of:=[.Q13]-[.N13]" office:value-type="float" office:value="62080" calcext:value-type="float">
            <text:p>62080</text:p>
          </table:table-cell>
        </table:table-row>
        <table:table-row table:style-name="ro1">
          <table:table-cell table:number-columns-repeated="3" office:value-type="float" office:value="1626133375862" calcext:value-type="float">
            <text:p>1626133375862</text:p>
          </table:table-cell>
          <table:table-cell office:value-type="float" office:value="1626133376075" calcext:value-type="float">
            <text:p>1626133376075</text:p>
          </table:table-cell>
          <table:table-cell office:value-type="float" office:value="1626133376138" calcext:value-type="float">
            <text:p>1626133376138</text:p>
          </table:table-cell>
          <table:table-cell office:value-type="float" office:value="1626133376224" calcext:value-type="float">
            <text:p>1626133376224</text:p>
          </table:table-cell>
          <table:table-cell office:value-type="float" office:value="1626133376308" calcext:value-type="float">
            <text:p>1626133376308</text:p>
          </table:table-cell>
          <table:table-cell office:value-type="float" office:value="1626133633595" calcext:value-type="float">
            <text:p>1626133633595</text:p>
          </table:table-cell>
          <table:table-cell office:value-type="float" office:value="1626133693764" calcext:value-type="float">
            <text:p>1626133693764</text:p>
          </table:table-cell>
          <table:table-cell office:value-type="float" office:value="1626133754289" calcext:value-type="float">
            <text:p>1626133754289</text:p>
          </table:table-cell>
          <table:table-cell office:value-type="float" office:value="1626133754109" calcext:value-type="float">
            <text:p>1626133754109</text:p>
          </table:table-cell>
          <table:table-cell office:value-type="float" office:value="1626133754382" calcext:value-type="float">
            <text:p>1626133754382</text:p>
          </table:table-cell>
          <table:table-cell table:number-columns-repeated="2" office:value-type="float" office:value="1626133796087" calcext:value-type="float">
            <text:p>1626133796087</text:p>
          </table:table-cell>
          <table:table-cell office:value-type="float" office:value="1626133796230" calcext:value-type="float">
            <text:p>1626133796230</text:p>
          </table:table-cell>
          <table:table-cell office:value-type="float" office:value="1626133796153" calcext:value-type="float">
            <text:p>1626133796153</text:p>
          </table:table-cell>
          <table:table-cell office:value-type="float" office:value="1626133874088" calcext:value-type="float">
            <text:p>1626133874088</text:p>
          </table:table-cell>
          <table:table-cell/>
          <table:table-cell table:formula="of:=[.D14]-[.A14]" office:value-type="float" office:value="213" calcext:value-type="float">
            <text:p>213</text:p>
          </table:table-cell>
          <table:table-cell table:formula="of:=[.F14]-[.A14]" office:value-type="float" office:value="362" calcext:value-type="float">
            <text:p>362</text:p>
          </table:table-cell>
          <table:table-cell table:formula="of:=[.E14]-[.B14]" office:value-type="float" office:value="276" calcext:value-type="float">
            <text:p>276</text:p>
          </table:table-cell>
          <table:table-cell table:formula="of:=[.G14]-[.B14]" office:value-type="float" office:value="446" calcext:value-type="float">
            <text:p>446</text:p>
          </table:table-cell>
          <table:table-cell table:formula="of:=[.J14]-[.H14]" office:value-type="float" office:value="120694" calcext:value-type="float">
            <text:p>120694</text:p>
          </table:table-cell>
          <table:table-cell table:formula="of:=[.K14]-[.I14]" office:value-type="float" office:value="60345" calcext:value-type="float">
            <text:p>60345</text:p>
          </table:table-cell>
          <table:table-cell table:formula="of:=[.L14]-[.C14]" office:value-type="float" office:value="378520" calcext:value-type="float">
            <text:p>378520</text:p>
          </table:table-cell>
          <table:table-cell table:formula="of:=[.O14]-[.M14]" office:value-type="float" office:value="143" calcext:value-type="float">
            <text:p>143</text:p>
          </table:table-cell>
          <table:table-cell table:formula="of:=[.P14]-[.M14]" office:value-type="float" office:value="66" calcext:value-type="float">
            <text:p>66</text:p>
          </table:table-cell>
          <table:table-cell table:formula="of:=[.Q14]-[.N14]" office:value-type="float" office:value="78001" calcext:value-type="float">
            <text:p>78001</text:p>
          </table:table-cell>
        </table:table-row>
        <table:table-row table:style-name="ro1">
          <table:table-cell table:number-columns-repeated="3" office:value-type="float" office:value="1626134492129" calcext:value-type="float">
            <text:p>1626134492129</text:p>
          </table:table-cell>
          <table:table-cell office:value-type="float" office:value="1626134492751" calcext:value-type="float">
            <text:p>1626134492751</text:p>
          </table:table-cell>
          <table:table-cell office:value-type="float" office:value="1626134492829" calcext:value-type="float">
            <text:p>1626134492829</text:p>
          </table:table-cell>
          <table:table-cell office:value-type="float" office:value="1626134492936" calcext:value-type="float">
            <text:p>1626134492936</text:p>
          </table:table-cell>
          <table:table-cell office:value-type="float" office:value="1626134493021" calcext:value-type="float">
            <text:p>1626134493021</text:p>
          </table:table-cell>
          <table:table-cell office:value-type="float" office:value="1626134787494" calcext:value-type="float">
            <text:p>1626134787494</text:p>
          </table:table-cell>
          <table:table-cell office:value-type="float" office:value="1626134727220" calcext:value-type="float">
            <text:p>1626134727220</text:p>
          </table:table-cell>
          <table:table-cell office:value-type="float" office:value="1626134847837" calcext:value-type="float">
            <text:p>1626134847837</text:p>
          </table:table-cell>
          <table:table-cell office:value-type="float" office:value="1626134847993" calcext:value-type="float">
            <text:p>1626134847993</text:p>
          </table:table-cell>
          <table:table-cell office:value-type="float" office:value="1626134848095" calcext:value-type="float">
            <text:p>1626134848095</text:p>
          </table:table-cell>
          <table:table-cell table:number-columns-repeated="2" office:value-type="float" office:value="1626134886673" calcext:value-type="float">
            <text:p>1626134886673</text:p>
          </table:table-cell>
          <table:table-cell office:value-type="float" office:value="1626134886825" calcext:value-type="float">
            <text:p>1626134886825</text:p>
          </table:table-cell>
          <table:table-cell office:value-type="float" office:value="1626134886754" calcext:value-type="float">
            <text:p>1626134886754</text:p>
          </table:table-cell>
          <table:table-cell office:value-type="float" office:value="1626134907805" calcext:value-type="float">
            <text:p>1626134907805</text:p>
          </table:table-cell>
          <table:table-cell/>
          <table:table-cell table:formula="of:=[.D15]-[.A15]" office:value-type="float" office:value="622" calcext:value-type="float">
            <text:p>622</text:p>
          </table:table-cell>
          <table:table-cell table:formula="of:=[.F15]-[.A15]" office:value-type="float" office:value="807" calcext:value-type="float">
            <text:p>807</text:p>
          </table:table-cell>
          <table:table-cell table:formula="of:=[.E15]-[.B15]" office:value-type="float" office:value="700" calcext:value-type="float">
            <text:p>700</text:p>
          </table:table-cell>
          <table:table-cell table:formula="of:=[.G15]-[.B15]" office:value-type="float" office:value="892" calcext:value-type="float">
            <text:p>892</text:p>
          </table:table-cell>
          <table:table-cell table:formula="of:=[.J15]-[.H15]" office:value-type="float" office:value="60343" calcext:value-type="float">
            <text:p>60343</text:p>
          </table:table-cell>
          <table:table-cell table:formula="of:=[.K15]-[.I15]" office:value-type="float" office:value="120773" calcext:value-type="float">
            <text:p>120773</text:p>
          </table:table-cell>
          <table:table-cell table:formula="of:=[.L15]-[.C15]" office:value-type="float" office:value="355966" calcext:value-type="float">
            <text:p>355966</text:p>
          </table:table-cell>
          <table:table-cell table:formula="of:=[.O15]-[.M15]" office:value-type="float" office:value="152" calcext:value-type="float">
            <text:p>152</text:p>
          </table:table-cell>
          <table:table-cell table:formula="of:=[.P15]-[.M15]" office:value-type="float" office:value="81" calcext:value-type="float">
            <text:p>81</text:p>
          </table:table-cell>
          <table:table-cell table:formula="of:=[.Q15]-[.N15]" office:value-type="float" office:value="21132" calcext:value-type="float">
            <text:p>21132</text:p>
          </table:table-cell>
        </table:table-row>
        <table:table-row table:style-name="ro1">
          <table:table-cell table:number-columns-repeated="3" office:value-type="float" office:value="1626135002374" calcext:value-type="float">
            <text:p>1626135002374</text:p>
          </table:table-cell>
          <table:table-cell office:value-type="float" office:value="1626135002623" calcext:value-type="float">
            <text:p>1626135002623</text:p>
          </table:table-cell>
          <table:table-cell office:value-type="float" office:value="1626135002686" calcext:value-type="float">
            <text:p>1626135002686</text:p>
          </table:table-cell>
          <table:table-cell office:value-type="float" office:value="1626135002763" calcext:value-type="float">
            <text:p>1626135002763</text:p>
          </table:table-cell>
          <table:table-cell office:value-type="float" office:value="1626135002822" calcext:value-type="float">
            <text:p>1626135002822</text:p>
          </table:table-cell>
          <table:table-cell office:value-type="float" office:value="1626135267696" calcext:value-type="float">
            <text:p>1626135267696</text:p>
          </table:table-cell>
          <table:table-cell office:value-type="float" office:value="1626135327871" calcext:value-type="float">
            <text:p>1626135327871</text:p>
          </table:table-cell>
          <table:table-cell office:value-type="float" office:value="1626135388298" calcext:value-type="float">
            <text:p>1626135388298</text:p>
          </table:table-cell>
          <table:table-cell office:value-type="float" office:value="1626135388144" calcext:value-type="float">
            <text:p>1626135388144</text:p>
          </table:table-cell>
          <table:table-cell office:value-type="float" office:value="1626135388386" calcext:value-type="float">
            <text:p>1626135388386</text:p>
          </table:table-cell>
          <table:table-cell table:number-columns-repeated="2" office:value-type="float" office:value="1626135781036" calcext:value-type="float">
            <text:p>1626135781036</text:p>
          </table:table-cell>
          <table:table-cell office:value-type="float" office:value="1626135781115" calcext:value-type="float">
            <text:p>1626135781115</text:p>
          </table:table-cell>
          <table:table-cell office:value-type="float" office:value="1626135781185" calcext:value-type="float">
            <text:p>1626135781185</text:p>
          </table:table-cell>
          <table:table-cell office:value-type="float" office:value="1626135808138" calcext:value-type="float">
            <text:p>1626135808138</text:p>
          </table:table-cell>
          <table:table-cell/>
          <table:table-cell table:formula="of:=[.D16]-[.A16]" office:value-type="float" office:value="249" calcext:value-type="float">
            <text:p>249</text:p>
          </table:table-cell>
          <table:table-cell table:formula="of:=[.F16]-[.A16]" office:value-type="float" office:value="389" calcext:value-type="float">
            <text:p>389</text:p>
          </table:table-cell>
          <table:table-cell table:formula="of:=[.E16]-[.B16]" office:value-type="float" office:value="312" calcext:value-type="float">
            <text:p>312</text:p>
          </table:table-cell>
          <table:table-cell table:formula="of:=[.G16]-[.B16]" office:value-type="float" office:value="448" calcext:value-type="float">
            <text:p>448</text:p>
          </table:table-cell>
          <table:table-cell table:formula="of:=[.J16]-[.H16]" office:value-type="float" office:value="120602" calcext:value-type="float">
            <text:p>120602</text:p>
          </table:table-cell>
          <table:table-cell table:formula="of:=[.K16]-[.I16]" office:value-type="float" office:value="60273" calcext:value-type="float">
            <text:p>60273</text:p>
          </table:table-cell>
          <table:table-cell table:formula="of:=[.L16]-[.C16]" office:value-type="float" office:value="386012" calcext:value-type="float">
            <text:p>386012</text:p>
          </table:table-cell>
          <table:table-cell table:formula="of:=[.O16]-[.M16]" office:value-type="float" office:value="79" calcext:value-type="float">
            <text:p>79</text:p>
          </table:table-cell>
          <table:table-cell table:formula="of:=[.P16]-[.M16]" office:value-type="float" office:value="149" calcext:value-type="float">
            <text:p>149</text:p>
          </table:table-cell>
          <table:table-cell table:formula="of:=[.Q16]-[.N16]" office:value-type="float" office:value="27102" calcext:value-type="float">
            <text:p>27102</text:p>
          </table:table-cell>
        </table:table-row>
        <table:table-row table:style-name="ro1">
          <table:table-cell table:number-columns-repeated="3" office:value-type="float" office:value="1626135831619" calcext:value-type="float">
            <text:p>1626135831619</text:p>
          </table:table-cell>
          <table:table-cell office:value-type="float" office:value="1626135831804" calcext:value-type="float">
            <text:p>1626135831804</text:p>
          </table:table-cell>
          <table:table-cell office:value-type="float" office:value="1626135831874" calcext:value-type="float">
            <text:p>1626135831874</text:p>
          </table:table-cell>
          <table:table-cell office:value-type="float" office:value="1626135831963" calcext:value-type="float">
            <text:p>1626135831963</text:p>
          </table:table-cell>
          <table:table-cell office:value-type="float" office:value="1626135832031" calcext:value-type="float">
            <text:p>1626135832031</text:p>
          </table:table-cell>
          <table:table-cell office:value-type="float" office:value="1626136168216" calcext:value-type="float">
            <text:p>1626136168216</text:p>
          </table:table-cell>
          <table:table-cell office:value-type="float" office:value="1626136108030" calcext:value-type="float">
            <text:p>1626136108030</text:p>
          </table:table-cell>
          <table:table-cell office:value-type="float" office:value="1626136228482" calcext:value-type="float">
            <text:p>1626136228482</text:p>
          </table:table-cell>
          <table:table-cell office:value-type="float" office:value="1626136228697" calcext:value-type="float">
            <text:p>1626136228697</text:p>
          </table:table-cell>
          <table:table-cell office:value-type="float" office:value="1626136228790" calcext:value-type="float">
            <text:p>1626136228790</text:p>
          </table:table-cell>
          <table:table-cell table:number-columns-repeated="2" office:value-type="float" office:value="1626136279837" calcext:value-type="float">
            <text:p>1626136279837</text:p>
          </table:table-cell>
          <table:table-cell office:value-type="float" office:value="1626136279967" calcext:value-type="float">
            <text:p>1626136279967</text:p>
          </table:table-cell>
          <table:table-cell office:value-type="float" office:value="1626136279908" calcext:value-type="float">
            <text:p>1626136279908</text:p>
          </table:table-cell>
          <table:table-cell office:value-type="float" office:value="1626136348481" calcext:value-type="float">
            <text:p>1626136348481</text:p>
          </table:table-cell>
          <table:table-cell/>
          <table:table-cell table:formula="of:=[.D17]-[.A17]" office:value-type="float" office:value="185" calcext:value-type="float">
            <text:p>185</text:p>
          </table:table-cell>
          <table:table-cell table:formula="of:=[.F17]-[.A17]" office:value-type="float" office:value="344" calcext:value-type="float">
            <text:p>344</text:p>
          </table:table-cell>
          <table:table-cell table:formula="of:=[.E17]-[.B17]" office:value-type="float" office:value="255" calcext:value-type="float">
            <text:p>255</text:p>
          </table:table-cell>
          <table:table-cell table:formula="of:=[.G17]-[.B17]" office:value-type="float" office:value="412" calcext:value-type="float">
            <text:p>412</text:p>
          </table:table-cell>
          <table:table-cell table:formula="of:=[.J17]-[.H17]" office:value-type="float" office:value="60266" calcext:value-type="float">
            <text:p>60266</text:p>
          </table:table-cell>
          <table:table-cell table:formula="of:=[.K17]-[.I17]" office:value-type="float" office:value="120667" calcext:value-type="float">
            <text:p>120667</text:p>
          </table:table-cell>
          <table:table-cell table:formula="of:=[.L17]-[.C17]" office:value-type="float" office:value="397171" calcext:value-type="float">
            <text:p>397171</text:p>
          </table:table-cell>
          <table:table-cell table:formula="of:=[.O17]-[.M17]" office:value-type="float" office:value="130" calcext:value-type="float">
            <text:p>130</text:p>
          </table:table-cell>
          <table:table-cell table:formula="of:=[.P17]-[.M17]" office:value-type="float" office:value="71" calcext:value-type="float">
            <text:p>71</text:p>
          </table:table-cell>
          <table:table-cell table:formula="of:=[.Q17]-[.N17]" office:value-type="float" office:value="68644" calcext:value-type="float">
            <text:p>68644</text:p>
          </table:table-cell>
        </table:table-row>
        <table:table-row table:style-name="ro1">
          <table:table-cell table:number-columns-repeated="3" office:value-type="float" office:value="1626170287825" calcext:value-type="float">
            <text:p>1626170287825</text:p>
          </table:table-cell>
          <table:table-cell office:value-type="float" office:value="1626170288375" calcext:value-type="float">
            <text:p>1626170288375</text:p>
          </table:table-cell>
          <table:table-cell office:value-type="float" office:value="1626170288608" calcext:value-type="float">
            <text:p>1626170288608</text:p>
          </table:table-cell>
          <table:table-cell office:value-type="float" office:value="1626170288767" calcext:value-type="float">
            <text:p>1626170288767</text:p>
          </table:table-cell>
          <table:table-cell office:value-type="float" office:value="1626170288850" calcext:value-type="float">
            <text:p>1626170288850</text:p>
          </table:table-cell>
          <table:table-cell office:value-type="float" office:value="1626170631587" calcext:value-type="float">
            <text:p>1626170631587</text:p>
          </table:table-cell>
          <table:table-cell office:value-type="float" office:value="1626170511334" calcext:value-type="float">
            <text:p>1626170511334</text:p>
          </table:table-cell>
          <table:table-cell office:value-type="float" office:value="1626170691901" calcext:value-type="float">
            <text:p>1626170691901</text:p>
          </table:table-cell>
          <table:table-cell office:value-type="float" office:value="1626170692117" calcext:value-type="float">
            <text:p>1626170692117</text:p>
          </table:table-cell>
          <table:table-cell office:value-type="float" office:value="1626170692218" calcext:value-type="float">
            <text:p>1626170692218</text:p>
          </table:table-cell>
          <table:table-cell table:number-columns-repeated="2" office:value-type="float" office:value="1626170725880" calcext:value-type="float">
            <text:p>1626170725880</text:p>
          </table:table-cell>
          <table:table-cell office:value-type="float" office:value="1626170725936" calcext:value-type="float">
            <text:p>1626170725936</text:p>
          </table:table-cell>
          <table:table-cell office:value-type="float" office:value="1626170726019" calcext:value-type="float">
            <text:p>1626170726019</text:p>
          </table:table-cell>
          <table:table-cell office:value-type="float" office:value="1626170811841" calcext:value-type="float">
            <text:p>1626170811841</text:p>
          </table:table-cell>
          <table:table-cell/>
          <table:table-cell table:formula="of:=[.D18]-[.A18]" office:value-type="float" office:value="550" calcext:value-type="float">
            <text:p>550</text:p>
          </table:table-cell>
          <table:table-cell table:formula="of:=[.F18]-[.A18]" office:value-type="float" office:value="942" calcext:value-type="float">
            <text:p>942</text:p>
          </table:table-cell>
          <table:table-cell table:formula="of:=[.E18]-[.B18]" office:value-type="float" office:value="783" calcext:value-type="float">
            <text:p>783</text:p>
          </table:table-cell>
          <table:table-cell table:formula="of:=[.G18]-[.B18]" office:value-type="float" office:value="1025" calcext:value-type="float">
            <text:p>1025</text:p>
          </table:table-cell>
          <table:table-cell table:formula="of:=[.J18]-[.H18]" office:value-type="float" office:value="60314" calcext:value-type="float">
            <text:p>60314</text:p>
          </table:table-cell>
          <table:table-cell table:formula="of:=[.K18]-[.I18]" office:value-type="float" office:value="180783" calcext:value-type="float">
            <text:p>180783</text:p>
          </table:table-cell>
          <table:table-cell table:formula="of:=[.L18]-[.C18]" office:value-type="float" office:value="404393" calcext:value-type="float">
            <text:p>404393</text:p>
          </table:table-cell>
          <table:table-cell table:formula="of:=[.O18]-[.M18]" office:value-type="float" office:value="56" calcext:value-type="float">
            <text:p>56</text:p>
          </table:table-cell>
          <table:table-cell table:formula="of:=[.P18]-[.M18]" office:value-type="float" office:value="139" calcext:value-type="float">
            <text:p>139</text:p>
          </table:table-cell>
          <table:table-cell table:formula="of:=[.Q18]-[.N18]" office:value-type="float" office:value="85961" calcext:value-type="float">
            <text:p>85961</text:p>
          </table:table-cell>
        </table:table-row>
        <table:table-row table:style-name="ro1">
          <table:table-cell table:number-columns-repeated="3" office:value-type="float" office:value="1626170858688" calcext:value-type="float">
            <text:p>1626170858688</text:p>
          </table:table-cell>
          <table:table-cell office:value-type="float" office:value="1626170858888" calcext:value-type="float">
            <text:p>1626170858888</text:p>
          </table:table-cell>
          <table:table-cell office:value-type="float" office:value="1626170858947" calcext:value-type="float">
            <text:p>1626170858947</text:p>
          </table:table-cell>
          <table:table-cell office:value-type="float" office:value="1626170859030" calcext:value-type="float">
            <text:p>1626170859030</text:p>
          </table:table-cell>
          <table:table-cell office:value-type="float" office:value="1626170859088" calcext:value-type="float">
            <text:p>1626170859088</text:p>
          </table:table-cell>
          <table:table-cell office:value-type="float" office:value="1626171231931" calcext:value-type="float">
            <text:p>1626171231931</text:p>
          </table:table-cell>
          <table:table-cell office:value-type="float" office:value="1626171111773" calcext:value-type="float">
            <text:p>1626171111773</text:p>
          </table:table-cell>
          <table:table-cell office:value-type="float" office:value="1626171292212" calcext:value-type="float">
            <text:p>1626171292212</text:p>
          </table:table-cell>
          <table:table-cell office:value-type="float" office:value="1626171292390" calcext:value-type="float">
            <text:p>1626171292390</text:p>
          </table:table-cell>
          <table:table-cell office:value-type="float" office:value="1626171292476" calcext:value-type="float">
            <text:p>1626171292476</text:p>
          </table:table-cell>
          <table:table-cell table:number-columns-repeated="2" office:value-type="float" office:value="1626171326131" calcext:value-type="float">
            <text:p>1626171326131</text:p>
          </table:table-cell>
          <table:table-cell office:value-type="float" office:value="1626171326275" calcext:value-type="float">
            <text:p>1626171326275</text:p>
          </table:table-cell>
          <table:table-cell office:value-type="float" office:value="1626171326189" calcext:value-type="float">
            <text:p>1626171326189</text:p>
          </table:table-cell>
          <table:table-cell office:value-type="float" office:value="1626171412158" calcext:value-type="float">
            <text:p>1626171412158</text:p>
          </table:table-cell>
          <table:table-cell/>
          <table:table-cell table:formula="of:=[.D19]-[.A19]" office:value-type="float" office:value="200" calcext:value-type="float">
            <text:p>200</text:p>
          </table:table-cell>
          <table:table-cell table:formula="of:=[.F19]-[.A19]" office:value-type="float" office:value="342" calcext:value-type="float">
            <text:p>342</text:p>
          </table:table-cell>
          <table:table-cell table:formula="of:=[.E19]-[.B19]" office:value-type="float" office:value="259" calcext:value-type="float">
            <text:p>259</text:p>
          </table:table-cell>
          <table:table-cell table:formula="of:=[.G19]-[.B19]" office:value-type="float" office:value="400" calcext:value-type="float">
            <text:p>400</text:p>
          </table:table-cell>
          <table:table-cell table:formula="of:=[.J19]-[.H19]" office:value-type="float" office:value="60281" calcext:value-type="float">
            <text:p>60281</text:p>
          </table:table-cell>
          <table:table-cell table:formula="of:=[.K19]-[.I19]" office:value-type="float" office:value="180617" calcext:value-type="float">
            <text:p>180617</text:p>
          </table:table-cell>
          <table:table-cell table:formula="of:=[.L19]-[.C19]" office:value-type="float" office:value="433788" calcext:value-type="float">
            <text:p>433788</text:p>
          </table:table-cell>
          <table:table-cell table:formula="of:=[.O19]-[.M19]" office:value-type="float" office:value="144" calcext:value-type="float">
            <text:p>144</text:p>
          </table:table-cell>
          <table:table-cell table:formula="of:=[.P19]-[.M19]" office:value-type="float" office:value="58" calcext:value-type="float">
            <text:p>58</text:p>
          </table:table-cell>
          <table:table-cell table:formula="of:=[.Q19]-[.N19]" office:value-type="float" office:value="86027" calcext:value-type="float">
            <text:p>86027</text:p>
          </table:table-cell>
        </table:table-row>
        <table:table-row table:style-name="ro1">
          <table:table-cell table:number-columns-repeated="3" office:value-type="float" office:value="1626171459979" calcext:value-type="float">
            <text:p>1626171459979</text:p>
          </table:table-cell>
          <table:table-cell office:value-type="float" office:value="1626171460195" calcext:value-type="float">
            <text:p>1626171460195</text:p>
          </table:table-cell>
          <table:table-cell office:value-type="float" office:value="1626171460253" calcext:value-type="float">
            <text:p>1626171460253</text:p>
          </table:table-cell>
          <table:table-cell office:value-type="float" office:value="1626171460320" calcext:value-type="float">
            <text:p>1626171460320</text:p>
          </table:table-cell>
          <table:table-cell office:value-type="float" office:value="1626171460380" calcext:value-type="float">
            <text:p>1626171460380</text:p>
          </table:table-cell>
          <table:table-cell office:value-type="float" office:value="1626171712101" calcext:value-type="float">
            <text:p>1626171712101</text:p>
          </table:table-cell>
          <table:table-cell office:value-type="float" office:value="1626171772352" calcext:value-type="float">
            <text:p>1626171772352</text:p>
          </table:table-cell>
          <table:table-cell office:value-type="float" office:value="1626171832841" calcext:value-type="float">
            <text:p>1626171832841</text:p>
          </table:table-cell>
          <table:table-cell office:value-type="float" office:value="1626171832656" calcext:value-type="float">
            <text:p>1626171832656</text:p>
          </table:table-cell>
          <table:table-cell office:value-type="float" office:value="1626171832926" calcext:value-type="float">
            <text:p>1626171832926</text:p>
          </table:table-cell>
          <table:table-cell table:number-columns-repeated="2" office:value-type="float" office:value="1626171862594" calcext:value-type="float">
            <text:p>1626171862594</text:p>
          </table:table-cell>
          <table:table-cell office:value-type="float" office:value="1626171862660" calcext:value-type="float">
            <text:p>1626171862660</text:p>
          </table:table-cell>
          <table:table-cell office:value-type="float" office:value="1626171862716" calcext:value-type="float">
            <text:p>1626171862716</text:p>
          </table:table-cell>
          <table:table-cell office:value-type="float" office:value="1626171952608" calcext:value-type="float">
            <text:p>1626171952608</text:p>
          </table:table-cell>
          <table:table-cell/>
          <table:table-cell table:formula="of:=[.D20]-[.A20]" office:value-type="float" office:value="216" calcext:value-type="float">
            <text:p>216</text:p>
          </table:table-cell>
          <table:table-cell table:formula="of:=[.F20]-[.A20]" office:value-type="float" office:value="341" calcext:value-type="float">
            <text:p>341</text:p>
          </table:table-cell>
          <table:table-cell table:formula="of:=[.E20]-[.B20]" office:value-type="float" office:value="274" calcext:value-type="float">
            <text:p>274</text:p>
          </table:table-cell>
          <table:table-cell table:formula="of:=[.G20]-[.B20]" office:value-type="float" office:value="401" calcext:value-type="float">
            <text:p>401</text:p>
          </table:table-cell>
          <table:table-cell table:formula="of:=[.J20]-[.H20]" office:value-type="float" office:value="120740" calcext:value-type="float">
            <text:p>120740</text:p>
          </table:table-cell>
          <table:table-cell table:formula="of:=[.K20]-[.I20]" office:value-type="float" office:value="60304" calcext:value-type="float">
            <text:p>60304</text:p>
          </table:table-cell>
          <table:table-cell table:formula="of:=[.L20]-[.C20]" office:value-type="float" office:value="372947" calcext:value-type="float">
            <text:p>372947</text:p>
          </table:table-cell>
          <table:table-cell table:formula="of:=[.O20]-[.M20]" office:value-type="float" office:value="66" calcext:value-type="float">
            <text:p>66</text:p>
          </table:table-cell>
          <table:table-cell table:formula="of:=[.P20]-[.M20]" office:value-type="float" office:value="122" calcext:value-type="float">
            <text:p>122</text:p>
          </table:table-cell>
          <table:table-cell table:formula="of:=[.Q20]-[.N20]" office:value-type="float" office:value="90014" calcext:value-type="float">
            <text:p>90014</text:p>
          </table:table-cell>
        </table:table-row>
        <table:table-row table:style-name="ro1">
          <table:table-cell table:number-columns-repeated="3" office:value-type="float" office:value="1626171977509" calcext:value-type="float">
            <text:p>1626171977509</text:p>
          </table:table-cell>
          <table:table-cell office:value-type="float" office:value="1626171977732" calcext:value-type="float">
            <text:p>1626171977732</text:p>
          </table:table-cell>
          <table:table-cell office:value-type="float" office:value="1626171977814" calcext:value-type="float">
            <text:p>1626171977814</text:p>
          </table:table-cell>
          <table:table-cell office:value-type="float" office:value="1626171977908" calcext:value-type="float">
            <text:p>1626171977908</text:p>
          </table:table-cell>
          <table:table-cell office:value-type="float" office:value="1626171977979" calcext:value-type="float">
            <text:p>1626171977979</text:p>
          </table:table-cell>
          <table:table-cell office:value-type="float" office:value="1626172312736" calcext:value-type="float">
            <text:p>1626172312736</text:p>
          </table:table-cell>
          <table:table-cell office:value-type="float" office:value="1626172252565" calcext:value-type="float">
            <text:p>1626172252565</text:p>
          </table:table-cell>
          <table:table-cell office:value-type="float" office:value="1626172373060" calcext:value-type="float">
            <text:p>1626172373060</text:p>
          </table:table-cell>
          <table:table-cell office:value-type="float" office:value="1626172373230" calcext:value-type="float">
            <text:p>1626172373230</text:p>
          </table:table-cell>
          <table:table-cell office:value-type="float" office:value="1626172373301" calcext:value-type="float">
            <text:p>1626172373301</text:p>
          </table:table-cell>
          <table:table-cell table:number-columns-repeated="2" office:value-type="float" office:value="1626172491962" calcext:value-type="float">
            <text:p>1626172491962</text:p>
          </table:table-cell>
          <table:table-cell office:value-type="float" office:value="1626172492090" calcext:value-type="float">
            <text:p>1626172492090</text:p>
          </table:table-cell>
          <table:table-cell office:value-type="float" office:value="1626172492033" calcext:value-type="float">
            <text:p>1626172492033</text:p>
          </table:table-cell>
          <table:table-cell office:value-type="float" office:value="1626172553006" calcext:value-type="float">
            <text:p>1626172553006</text:p>
          </table:table-cell>
          <table:table-cell/>
          <table:table-cell table:formula="of:=[.D21]-[.A21]" office:value-type="float" office:value="223" calcext:value-type="float">
            <text:p>223</text:p>
          </table:table-cell>
          <table:table-cell table:formula="of:=[.F21]-[.A21]" office:value-type="float" office:value="399" calcext:value-type="float">
            <text:p>399</text:p>
          </table:table-cell>
          <table:table-cell table:formula="of:=[.E21]-[.B21]" office:value-type="float" office:value="305" calcext:value-type="float">
            <text:p>305</text:p>
          </table:table-cell>
          <table:table-cell table:formula="of:=[.G21]-[.B21]" office:value-type="float" office:value="470" calcext:value-type="float">
            <text:p>470</text:p>
          </table:table-cell>
          <table:table-cell table:formula="of:=[.J21]-[.H21]" office:value-type="float" office:value="60324" calcext:value-type="float">
            <text:p>60324</text:p>
          </table:table-cell>
          <table:table-cell table:formula="of:=[.K21]-[.I21]" office:value-type="float" office:value="120665" calcext:value-type="float">
            <text:p>120665</text:p>
          </table:table-cell>
          <table:table-cell table:formula="of:=[.L21]-[.C21]" office:value-type="float" office:value="395792" calcext:value-type="float">
            <text:p>395792</text:p>
          </table:table-cell>
          <table:table-cell table:formula="of:=[.O21]-[.M21]" office:value-type="float" office:value="128" calcext:value-type="float">
            <text:p>128</text:p>
          </table:table-cell>
          <table:table-cell table:formula="of:=[.P21]-[.M21]" office:value-type="float" office:value="71" calcext:value-type="float">
            <text:p>71</text:p>
          </table:table-cell>
          <table:table-cell table:formula="of:=[.Q21]-[.N21]" office:value-type="float" office:value="61044" calcext:value-type="float">
            <text:p>61044</text:p>
          </table:table-cell>
        </table:table-row>
        <table:table-row table:style-name="ro1">
          <table:table-cell table:number-columns-repeated="3" office:value-type="float" office:value="1626172578813" calcext:value-type="float">
            <text:p>1626172578813</text:p>
          </table:table-cell>
          <table:table-cell office:value-type="float" office:value="1626172578974" calcext:value-type="float">
            <text:p>1626172578974</text:p>
          </table:table-cell>
          <table:table-cell office:value-type="float" office:value="1626172579038" calcext:value-type="float">
            <text:p>1626172579038</text:p>
          </table:table-cell>
          <table:table-cell office:value-type="float" office:value="1626172579116" calcext:value-type="float">
            <text:p>1626172579116</text:p>
          </table:table-cell>
          <table:table-cell office:value-type="float" office:value="1626172579230" calcext:value-type="float">
            <text:p>1626172579230</text:p>
          </table:table-cell>
          <table:table-cell office:value-type="float" office:value="1626172913053" calcext:value-type="float">
            <text:p>1626172913053</text:p>
          </table:table-cell>
          <table:table-cell office:value-type="float" office:value="1626172852892" calcext:value-type="float">
            <text:p>1626172852892</text:p>
          </table:table-cell>
          <table:table-cell office:value-type="float" office:value="1626172973324" calcext:value-type="float">
            <text:p>1626172973324</text:p>
          </table:table-cell>
          <table:table-cell office:value-type="float" office:value="1626172973466" calcext:value-type="float">
            <text:p>1626172973466</text:p>
          </table:table-cell>
          <table:table-cell office:value-type="float" office:value="1626172973537" calcext:value-type="float">
            <text:p>1626172973537</text:p>
          </table:table-cell>
          <table:table-cell table:number-columns-repeated="2" office:value-type="float" office:value="1626173022185" calcext:value-type="float">
            <text:p>1626173022185</text:p>
          </table:table-cell>
          <table:table-cell office:value-type="float" office:value="1626173022283" calcext:value-type="float">
            <text:p>1626173022283</text:p>
          </table:table-cell>
          <table:table-cell office:value-type="float" office:value="1626173022231" calcext:value-type="float">
            <text:p>1626173022231</text:p>
          </table:table-cell>
          <table:table-cell office:value-type="float" office:value="1626173093315" calcext:value-type="float">
            <text:p>1626173093315</text:p>
          </table:table-cell>
          <table:table-cell/>
          <table:table-cell table:formula="of:=[.D22]-[.A22]" office:value-type="float" office:value="161" calcext:value-type="float">
            <text:p>161</text:p>
          </table:table-cell>
          <table:table-cell table:formula="of:=[.F22]-[.A22]" office:value-type="float" office:value="303" calcext:value-type="float">
            <text:p>303</text:p>
          </table:table-cell>
          <table:table-cell table:formula="of:=[.E22]-[.B22]" office:value-type="float" office:value="225" calcext:value-type="float">
            <text:p>225</text:p>
          </table:table-cell>
          <table:table-cell table:formula="of:=[.G22]-[.B22]" office:value-type="float" office:value="417" calcext:value-type="float">
            <text:p>417</text:p>
          </table:table-cell>
          <table:table-cell table:formula="of:=[.J22]-[.H22]" office:value-type="float" office:value="60271" calcext:value-type="float">
            <text:p>60271</text:p>
          </table:table-cell>
          <table:table-cell table:formula="of:=[.K22]-[.I22]" office:value-type="float" office:value="120574" calcext:value-type="float">
            <text:p>120574</text:p>
          </table:table-cell>
          <table:table-cell table:formula="of:=[.L22]-[.C22]" office:value-type="float" office:value="394724" calcext:value-type="float">
            <text:p>394724</text:p>
          </table:table-cell>
          <table:table-cell table:formula="of:=[.O22]-[.M22]" office:value-type="float" office:value="98" calcext:value-type="float">
            <text:p>98</text:p>
          </table:table-cell>
          <table:table-cell table:formula="of:=[.P22]-[.M22]" office:value-type="float" office:value="46" calcext:value-type="float">
            <text:p>46</text:p>
          </table:table-cell>
          <table:table-cell table:formula="of:=[.Q22]-[.N22]" office:value-type="float" office:value="71130" calcext:value-type="float">
            <text:p>71130</text:p>
          </table:table-cell>
        </table:table-row>
        <table:table-row table:style-name="ro1">
          <table:table-cell table:number-columns-repeated="3" office:value-type="float" office:value="1626173137904" calcext:value-type="float">
            <text:p>1626173137904</text:p>
          </table:table-cell>
          <table:table-cell office:value-type="float" office:value="1626173138084" calcext:value-type="float">
            <text:p>1626173138084</text:p>
          </table:table-cell>
          <table:table-cell office:value-type="float" office:value="1626173138144" calcext:value-type="float">
            <text:p>1626173138144</text:p>
          </table:table-cell>
          <table:table-cell office:value-type="float" office:value="1626173138272" calcext:value-type="float">
            <text:p>1626173138272</text:p>
          </table:table-cell>
          <table:table-cell office:value-type="float" office:value="1626173138350" calcext:value-type="float">
            <text:p>1626173138350</text:p>
          </table:table-cell>
          <table:table-cell office:value-type="float" office:value="1626173453380" calcext:value-type="float">
            <text:p>1626173453380</text:p>
          </table:table-cell>
          <table:table-cell office:value-type="float" office:value="1626173393217" calcext:value-type="float">
            <text:p>1626173393217</text:p>
          </table:table-cell>
          <table:table-cell office:value-type="float" office:value="1626173513703" calcext:value-type="float">
            <text:p>1626173513703</text:p>
          </table:table-cell>
          <table:table-cell office:value-type="float" office:value="1626173513929" calcext:value-type="float">
            <text:p>1626173513929</text:p>
          </table:table-cell>
          <table:table-cell office:value-type="float" office:value="1626173514002" calcext:value-type="float">
            <text:p>1626173514002</text:p>
          </table:table-cell>
          <table:table-cell table:number-columns-repeated="2" office:value-type="float" office:value="1626173614375" calcext:value-type="float">
            <text:p>1626173614375</text:p>
          </table:table-cell>
          <table:table-cell office:value-type="float" office:value="1626173614435" calcext:value-type="float">
            <text:p>1626173614435</text:p>
          </table:table-cell>
          <table:table-cell office:value-type="float" office:value="1626173614511" calcext:value-type="float">
            <text:p>1626173614511</text:p>
          </table:table-cell>
          <table:table-cell office:value-type="float" office:value="1626173693654" calcext:value-type="float">
            <text:p>1626173693654</text:p>
          </table:table-cell>
          <table:table-cell/>
          <table:table-cell table:formula="of:=[.D23]-[.A23]" office:value-type="float" office:value="180" calcext:value-type="float">
            <text:p>180</text:p>
          </table:table-cell>
          <table:table-cell table:formula="of:=[.F23]-[.A23]" office:value-type="float" office:value="368" calcext:value-type="float">
            <text:p>368</text:p>
          </table:table-cell>
          <table:table-cell table:formula="of:=[.E23]-[.B23]" office:value-type="float" office:value="240" calcext:value-type="float">
            <text:p>240</text:p>
          </table:table-cell>
          <table:table-cell table:formula="of:=[.G23]-[.B23]" office:value-type="float" office:value="446" calcext:value-type="float">
            <text:p>446</text:p>
          </table:table-cell>
          <table:table-cell table:formula="of:=[.J23]-[.H23]" office:value-type="float" office:value="60323" calcext:value-type="float">
            <text:p>60323</text:p>
          </table:table-cell>
          <table:table-cell table:formula="of:=[.K23]-[.I23]" office:value-type="float" office:value="120712" calcext:value-type="float">
            <text:p>120712</text:p>
          </table:table-cell>
          <table:table-cell table:formula="of:=[.L23]-[.C23]" office:value-type="float" office:value="376098" calcext:value-type="float">
            <text:p>376098</text:p>
          </table:table-cell>
          <table:table-cell table:formula="of:=[.O23]-[.M23]" office:value-type="float" office:value="60" calcext:value-type="float">
            <text:p>60</text:p>
          </table:table-cell>
          <table:table-cell table:formula="of:=[.P23]-[.M23]" office:value-type="float" office:value="136" calcext:value-type="float">
            <text:p>136</text:p>
          </table:table-cell>
          <table:table-cell table:formula="of:=[.Q23]-[.N23]" office:value-type="float" office:value="79279" calcext:value-type="float">
            <text:p>79279</text:p>
          </table:table-cell>
        </table:table-row>
        <table:table-row table:style-name="ro1">
          <table:table-cell table:number-columns-repeated="3" office:value-type="float" office:value="1626174475539" calcext:value-type="float">
            <text:p>1626174475539</text:p>
          </table:table-cell>
          <table:table-cell office:value-type="float" office:value="1626174476170" calcext:value-type="float">
            <text:p>1626174476170</text:p>
          </table:table-cell>
          <table:table-cell office:value-type="float" office:value="1626174476249" calcext:value-type="float">
            <text:p>1626174476249</text:p>
          </table:table-cell>
          <table:table-cell office:value-type="float" office:value="1626174476325" calcext:value-type="float">
            <text:p>1626174476325</text:p>
          </table:table-cell>
          <table:table-cell office:value-type="float" office:value="1626174476393" calcext:value-type="float">
            <text:p>1626174476393</text:p>
          </table:table-cell>
          <table:table-cell office:value-type="float" office:value="1626174703771" calcext:value-type="float">
            <text:p>1626174703771</text:p>
          </table:table-cell>
          <table:table-cell office:value-type="float" office:value="1626174884115" calcext:value-type="float">
            <text:p>1626174884115</text:p>
          </table:table-cell>
          <table:table-cell office:value-type="float" office:value="1626174974649" calcext:value-type="float">
            <text:p>1626174974649</text:p>
          </table:table-cell>
          <table:table-cell office:value-type="float" office:value="1626174974453" calcext:value-type="float">
            <text:p>1626174974453</text:p>
          </table:table-cell>
          <table:table-cell office:value-type="float" office:value="1626174974742" calcext:value-type="float">
            <text:p>1626174974742</text:p>
          </table:table-cell>
          <table:table-cell table:number-columns-repeated="2" office:value-type="float" office:value="1626175037681" calcext:value-type="float">
            <text:p>1626175037681</text:p>
          </table:table-cell>
          <table:table-cell office:value-type="float" office:value="1626175037749" calcext:value-type="float">
            <text:p>1626175037749</text:p>
          </table:table-cell>
          <table:table-cell office:value-type="float" office:value="1626175037802" calcext:value-type="float">
            <text:p>1626175037802</text:p>
          </table:table-cell>
          <table:table-cell office:value-type="float" office:value="1626175094434" calcext:value-type="float">
            <text:p>1626175094434</text:p>
          </table:table-cell>
          <table:table-cell/>
          <table:table-cell table:formula="of:=[.D24]-[.A24]" office:value-type="float" office:value="631" calcext:value-type="float">
            <text:p>631</text:p>
          </table:table-cell>
          <table:table-cell table:formula="of:=[.F24]-[.A24]" office:value-type="float" office:value="786" calcext:value-type="float">
            <text:p>786</text:p>
          </table:table-cell>
          <table:table-cell table:formula="of:=[.E24]-[.B24]" office:value-type="float" office:value="710" calcext:value-type="float">
            <text:p>710</text:p>
          </table:table-cell>
          <table:table-cell table:formula="of:=[.G24]-[.B24]" office:value-type="float" office:value="854" calcext:value-type="float">
            <text:p>854</text:p>
          </table:table-cell>
          <table:table-cell table:formula="of:=[.J24]-[.H24]" office:value-type="float" office:value="270878" calcext:value-type="float">
            <text:p>270878</text:p>
          </table:table-cell>
          <table:table-cell table:formula="of:=[.K24]-[.I24]" office:value-type="float" office:value="90338" calcext:value-type="float">
            <text:p>90338</text:p>
          </table:table-cell>
          <table:table-cell table:formula="of:=[.L24]-[.C24]" office:value-type="float" office:value="499203" calcext:value-type="float">
            <text:p>499203</text:p>
          </table:table-cell>
          <table:table-cell table:formula="of:=[.O24]-[.M24]" office:value-type="float" office:value="68" calcext:value-type="float">
            <text:p>68</text:p>
          </table:table-cell>
          <table:table-cell table:formula="of:=[.P24]-[.M24]" office:value-type="float" office:value="121" calcext:value-type="float">
            <text:p>121</text:p>
          </table:table-cell>
          <table:table-cell table:formula="of:=[.Q24]-[.N24]" office:value-type="float" office:value="56753" calcext:value-type="float">
            <text:p>56753</text:p>
          </table:table-cell>
        </table:table-row>
        <table:table-row table:style-name="ro1">
          <table:table-cell table:number-columns-repeated="3" office:value-type="float" office:value="1626175156937" calcext:value-type="float">
            <text:p>1626175156937</text:p>
          </table:table-cell>
          <table:table-cell office:value-type="float" office:value="1626175157149" calcext:value-type="float">
            <text:p>1626175157149</text:p>
          </table:table-cell>
          <table:table-cell office:value-type="float" office:value="1626175157261" calcext:value-type="float">
            <text:p>1626175157261</text:p>
          </table:table-cell>
          <table:table-cell office:value-type="float" office:value="1626175157370" calcext:value-type="float">
            <text:p>1626175157370</text:p>
          </table:table-cell>
          <table:table-cell office:value-type="float" office:value="1626175157438" calcext:value-type="float">
            <text:p>1626175157438</text:p>
          </table:table-cell>
          <table:table-cell office:value-type="float" office:value="1626175574607" calcext:value-type="float">
            <text:p>1626175574607</text:p>
          </table:table-cell>
          <table:table-cell office:value-type="float" office:value="1626175454345" calcext:value-type="float">
            <text:p>1626175454345</text:p>
          </table:table-cell>
          <table:table-cell office:value-type="float" office:value="1626175634939" calcext:value-type="float">
            <text:p>1626175634939</text:p>
          </table:table-cell>
          <table:table-cell office:value-type="float" office:value="1626175635077" calcext:value-type="float">
            <text:p>1626175635077</text:p>
          </table:table-cell>
          <table:table-cell office:value-type="float" office:value="1626175635155" calcext:value-type="float">
            <text:p>1626175635155</text:p>
          </table:table-cell>
          <table:table-cell table:number-columns-repeated="2" office:value-type="float" office:value="1626175668571" calcext:value-type="float">
            <text:p>1626175668571</text:p>
          </table:table-cell>
          <table:table-cell office:value-type="float" office:value="1626175668620" calcext:value-type="float">
            <text:p>1626175668620</text:p>
          </table:table-cell>
          <table:table-cell office:value-type="float" office:value="1626175668661" calcext:value-type="float">
            <text:p>1626175668661</text:p>
          </table:table-cell>
          <table:table-cell office:value-type="float" office:value="1626175754888" calcext:value-type="float">
            <text:p>1626175754888</text:p>
          </table:table-cell>
          <table:table-cell/>
          <table:table-cell table:formula="of:=[.D25]-[.A25]" office:value-type="float" office:value="212" calcext:value-type="float">
            <text:p>212</text:p>
          </table:table-cell>
          <table:table-cell table:formula="of:=[.F25]-[.A25]" office:value-type="float" office:value="433" calcext:value-type="float">
            <text:p>433</text:p>
          </table:table-cell>
          <table:table-cell table:formula="of:=[.E25]-[.B25]" office:value-type="float" office:value="324" calcext:value-type="float">
            <text:p>324</text:p>
          </table:table-cell>
          <table:table-cell table:formula="of:=[.G25]-[.B25]" office:value-type="float" office:value="501" calcext:value-type="float">
            <text:p>501</text:p>
          </table:table-cell>
          <table:table-cell table:formula="of:=[.J25]-[.H25]" office:value-type="float" office:value="60332" calcext:value-type="float">
            <text:p>60332</text:p>
          </table:table-cell>
          <table:table-cell table:formula="of:=[.K25]-[.I25]" office:value-type="float" office:value="180732" calcext:value-type="float">
            <text:p>180732</text:p>
          </table:table-cell>
          <table:table-cell table:formula="of:=[.L25]-[.C25]" office:value-type="float" office:value="478218" calcext:value-type="float">
            <text:p>478218</text:p>
          </table:table-cell>
          <table:table-cell table:formula="of:=[.O25]-[.M25]" office:value-type="float" office:value="49" calcext:value-type="float">
            <text:p>49</text:p>
          </table:table-cell>
          <table:table-cell table:formula="of:=[.P25]-[.M25]" office:value-type="float" office:value="90" calcext:value-type="float">
            <text:p>90</text:p>
          </table:table-cell>
          <table:table-cell table:formula="of:=[.Q25]-[.N25]" office:value-type="float" office:value="86317" calcext:value-type="float">
            <text:p>86317</text:p>
          </table:table-cell>
        </table:table-row>
        <table:table-row table:style-name="ro1">
          <table:table-cell table:number-columns-repeated="3" office:value-type="float" office:value="1626175829714" calcext:value-type="float">
            <text:p>1626175829714</text:p>
          </table:table-cell>
          <table:table-cell office:value-type="float" office:value="1626175829915" calcext:value-type="float">
            <text:p>1626175829915</text:p>
          </table:table-cell>
          <table:table-cell office:value-type="float" office:value="1626175829997" calcext:value-type="float">
            <text:p>1626175829997</text:p>
          </table:table-cell>
          <table:table-cell office:value-type="float" office:value="1626175830111" calcext:value-type="float">
            <text:p>1626175830111</text:p>
          </table:table-cell>
          <table:table-cell office:value-type="float" office:value="1626175830193" calcext:value-type="float">
            <text:p>1626175830193</text:p>
          </table:table-cell>
          <table:table-cell office:value-type="float" office:value="1626176114812" calcext:value-type="float">
            <text:p>1626176114812</text:p>
          </table:table-cell>
          <table:table-cell office:value-type="float" office:value="1626176174962" calcext:value-type="float">
            <text:p>1626176174962</text:p>
          </table:table-cell>
          <table:table-cell office:value-type="float" office:value="1626176235475" calcext:value-type="float">
            <text:p>1626176235475</text:p>
          </table:table-cell>
          <table:table-cell office:value-type="float" office:value="1626176235324" calcext:value-type="float">
            <text:p>1626176235324</text:p>
          </table:table-cell>
          <table:table-cell office:value-type="float" office:value="1626176235554" calcext:value-type="float">
            <text:p>1626176235554</text:p>
          </table:table-cell>
          <table:table-cell table:number-columns-repeated="2" office:value-type="float" office:value="1626176285709" calcext:value-type="float">
            <text:p>1626176285709</text:p>
          </table:table-cell>
          <table:table-cell office:value-type="float" office:value="1626176285762" calcext:value-type="float">
            <text:p>1626176285762</text:p>
          </table:table-cell>
          <table:table-cell office:value-type="float" office:value="1626176285817" calcext:value-type="float">
            <text:p>1626176285817</text:p>
          </table:table-cell>
          <table:table-cell office:value-type="float" office:value="1626176355319" calcext:value-type="float">
            <text:p>1626176355319</text:p>
          </table:table-cell>
          <table:table-cell/>
          <table:table-cell table:formula="of:=[.D26]-[.A26]" office:value-type="float" office:value="201" calcext:value-type="float">
            <text:p>201</text:p>
          </table:table-cell>
          <table:table-cell table:formula="of:=[.F26]-[.A26]" office:value-type="float" office:value="397" calcext:value-type="float">
            <text:p>397</text:p>
          </table:table-cell>
          <table:table-cell table:formula="of:=[.E26]-[.B26]" office:value-type="float" office:value="283" calcext:value-type="float">
            <text:p>283</text:p>
          </table:table-cell>
          <table:table-cell table:formula="of:=[.G26]-[.B26]" office:value-type="float" office:value="479" calcext:value-type="float">
            <text:p>479</text:p>
          </table:table-cell>
          <table:table-cell table:formula="of:=[.J26]-[.H26]" office:value-type="float" office:value="120663" calcext:value-type="float">
            <text:p>120663</text:p>
          </table:table-cell>
          <table:table-cell table:formula="of:=[.K26]-[.I26]" office:value-type="float" office:value="60362" calcext:value-type="float">
            <text:p>60362</text:p>
          </table:table-cell>
          <table:table-cell table:formula="of:=[.L26]-[.C26]" office:value-type="float" office:value="405840" calcext:value-type="float">
            <text:p>405840</text:p>
          </table:table-cell>
          <table:table-cell table:formula="of:=[.O26]-[.M26]" office:value-type="float" office:value="53" calcext:value-type="float">
            <text:p>53</text:p>
          </table:table-cell>
          <table:table-cell table:formula="of:=[.P26]-[.M26]" office:value-type="float" office:value="108" calcext:value-type="float">
            <text:p>108</text:p>
          </table:table-cell>
          <table:table-cell table:formula="of:=[.Q26]-[.N26]" office:value-type="float" office:value="69610" calcext:value-type="float">
            <text:p>69610</text:p>
          </table:table-cell>
        </table:table-row>
        <table:table-row table:style-name="ro1">
          <table:table-cell table:number-columns-repeated="3" office:value-type="float" office:value="1626176405493" calcext:value-type="float">
            <text:p>1626176405493</text:p>
          </table:table-cell>
          <table:table-cell office:value-type="float" office:value="1626176405708" calcext:value-type="float">
            <text:p>1626176405708</text:p>
          </table:table-cell>
          <table:table-cell office:value-type="float" office:value="1626176405805" calcext:value-type="float">
            <text:p>1626176405805</text:p>
          </table:table-cell>
          <table:table-cell office:value-type="float" office:value="1626176405883" calcext:value-type="float">
            <text:p>1626176405883</text:p>
          </table:table-cell>
          <table:table-cell office:value-type="float" office:value="1626176405950" calcext:value-type="float">
            <text:p>1626176405950</text:p>
          </table:table-cell>
          <table:table-cell office:value-type="float" office:value="1626176715386" calcext:value-type="float">
            <text:p>1626176715386</text:p>
          </table:table-cell>
          <table:table-cell office:value-type="float" office:value="1626176655222" calcext:value-type="float">
            <text:p>1626176655222</text:p>
          </table:table-cell>
          <table:table-cell office:value-type="float" office:value="1626176775684" calcext:value-type="float">
            <text:p>1626176775684</text:p>
          </table:table-cell>
          <table:table-cell office:value-type="float" office:value="1626176775834" calcext:value-type="float">
            <text:p>1626176775834</text:p>
          </table:table-cell>
          <table:table-cell office:value-type="float" office:value="1626176775906" calcext:value-type="float">
            <text:p>1626176775906</text:p>
          </table:table-cell>
          <table:table-cell table:number-columns-repeated="2" office:value-type="float" office:value="1626176846350" calcext:value-type="float">
            <text:p>1626176846350</text:p>
          </table:table-cell>
          <table:table-cell office:value-type="float" office:value="1626176846413" calcext:value-type="float">
            <text:p>1626176846413</text:p>
          </table:table-cell>
          <table:table-cell office:value-type="float" office:value="1626176846464" calcext:value-type="float">
            <text:p>1626176846464</text:p>
          </table:table-cell>
          <table:table-cell office:value-type="float" office:value="1626176895646" calcext:value-type="float">
            <text:p>1626176895646</text:p>
          </table:table-cell>
          <table:table-cell/>
          <table:table-cell table:formula="of:=[.D27]-[.A27]" office:value-type="float" office:value="215" calcext:value-type="float">
            <text:p>215</text:p>
          </table:table-cell>
          <table:table-cell table:formula="of:=[.F27]-[.A27]" office:value-type="float" office:value="390" calcext:value-type="float">
            <text:p>390</text:p>
          </table:table-cell>
          <table:table-cell table:formula="of:=[.E27]-[.B27]" office:value-type="float" office:value="312" calcext:value-type="float">
            <text:p>312</text:p>
          </table:table-cell>
          <table:table-cell table:formula="of:=[.G27]-[.B27]" office:value-type="float" office:value="457" calcext:value-type="float">
            <text:p>457</text:p>
          </table:table-cell>
          <table:table-cell table:formula="of:=[.J27]-[.H27]" office:value-type="float" office:value="60298" calcext:value-type="float">
            <text:p>60298</text:p>
          </table:table-cell>
          <table:table-cell table:formula="of:=[.K27]-[.I27]" office:value-type="float" office:value="120612" calcext:value-type="float">
            <text:p>120612</text:p>
          </table:table-cell>
          <table:table-cell table:formula="of:=[.L27]-[.C27]" office:value-type="float" office:value="370413" calcext:value-type="float">
            <text:p>370413</text:p>
          </table:table-cell>
          <table:table-cell table:formula="of:=[.O27]-[.M27]" office:value-type="float" office:value="63" calcext:value-type="float">
            <text:p>63</text:p>
          </table:table-cell>
          <table:table-cell table:formula="of:=[.P27]-[.M27]" office:value-type="float" office:value="114" calcext:value-type="float">
            <text:p>114</text:p>
          </table:table-cell>
          <table:table-cell table:formula="of:=[.Q27]-[.N27]" office:value-type="float" office:value="49296" calcext:value-type="float">
            <text:p>49296</text:p>
          </table:table-cell>
        </table:table-row>
        <table:table-row table:style-name="ro1">
          <table:table-cell table:number-columns-repeated="3" office:value-type="float" office:value="1626176923557" calcext:value-type="float">
            <text:p>1626176923557</text:p>
          </table:table-cell>
          <table:table-cell office:value-type="float" office:value="1626176923749" calcext:value-type="float">
            <text:p>1626176923749</text:p>
          </table:table-cell>
          <table:table-cell office:value-type="float" office:value="1626176923832" calcext:value-type="float">
            <text:p>1626176923832</text:p>
          </table:table-cell>
          <table:table-cell office:value-type="float" office:value="1626176923968" calcext:value-type="float">
            <text:p>1626176923968</text:p>
          </table:table-cell>
          <table:table-cell office:value-type="float" office:value="1626176924033" calcext:value-type="float">
            <text:p>1626176924033</text:p>
          </table:table-cell>
          <table:table-cell office:value-type="float" office:value="1626177255741" calcext:value-type="float">
            <text:p>1626177255741</text:p>
          </table:table-cell>
          <table:table-cell office:value-type="float" office:value="1626177135560" calcext:value-type="float">
            <text:p>1626177135560</text:p>
          </table:table-cell>
          <table:table-cell office:value-type="float" office:value="1626177316043" calcext:value-type="float">
            <text:p>1626177316043</text:p>
          </table:table-cell>
          <table:table-cell office:value-type="float" office:value="1626177316186" calcext:value-type="float">
            <text:p>1626177316186</text:p>
          </table:table-cell>
          <table:table-cell office:value-type="float" office:value="1626177316260" calcext:value-type="float">
            <text:p>1626177316260</text:p>
          </table:table-cell>
          <table:table-cell table:number-columns-repeated="2" office:value-type="float" office:value="1626177347508" calcext:value-type="float">
            <text:p>1626177347508</text:p>
          </table:table-cell>
          <table:table-cell office:value-type="float" office:value="1626177347561" calcext:value-type="float">
            <text:p>1626177347561</text:p>
          </table:table-cell>
          <table:table-cell office:value-type="float" office:value="1626177347715" calcext:value-type="float">
            <text:p>1626177347715</text:p>
          </table:table-cell>
          <table:table-cell office:value-type="float" office:value="1626177435966" calcext:value-type="float">
            <text:p>1626177435966</text:p>
          </table:table-cell>
          <table:table-cell/>
          <table:table-cell table:formula="of:=[.D28]-[.A28]" office:value-type="float" office:value="192" calcext:value-type="float">
            <text:p>192</text:p>
          </table:table-cell>
          <table:table-cell table:formula="of:=[.F28]-[.A28]" office:value-type="float" office:value="411" calcext:value-type="float">
            <text:p>411</text:p>
          </table:table-cell>
          <table:table-cell table:formula="of:=[.E28]-[.B28]" office:value-type="float" office:value="275" calcext:value-type="float">
            <text:p>275</text:p>
          </table:table-cell>
          <table:table-cell table:formula="of:=[.G28]-[.B28]" office:value-type="float" office:value="476" calcext:value-type="float">
            <text:p>476</text:p>
          </table:table-cell>
          <table:table-cell table:formula="of:=[.J28]-[.H28]" office:value-type="float" office:value="60302" calcext:value-type="float">
            <text:p>60302</text:p>
          </table:table-cell>
          <table:table-cell table:formula="of:=[.K28]-[.I28]" office:value-type="float" office:value="180626" calcext:value-type="float">
            <text:p>180626</text:p>
          </table:table-cell>
          <table:table-cell table:formula="of:=[.L28]-[.C28]" office:value-type="float" office:value="392703" calcext:value-type="float">
            <text:p>392703</text:p>
          </table:table-cell>
          <table:table-cell table:formula="of:=[.O28]-[.M28]" office:value-type="float" office:value="53" calcext:value-type="float">
            <text:p>53</text:p>
          </table:table-cell>
          <table:table-cell table:formula="of:=[.P28]-[.M28]" office:value-type="float" office:value="207" calcext:value-type="float">
            <text:p>207</text:p>
          </table:table-cell>
          <table:table-cell table:formula="of:=[.Q28]-[.N28]" office:value-type="float" office:value="88458" calcext:value-type="float">
            <text:p>88458</text:p>
          </table:table-cell>
        </table:table-row>
        <table:table-row table:style-name="ro1">
          <table:table-cell table:number-columns-repeated="3" office:value-type="float" office:value="1626180711884" calcext:value-type="float">
            <text:p>1626180711884</text:p>
          </table:table-cell>
          <table:table-cell office:value-type="float" office:value="1626180712507" calcext:value-type="float">
            <text:p>1626180712507</text:p>
          </table:table-cell>
          <table:table-cell office:value-type="float" office:value="1626180712579" calcext:value-type="float">
            <text:p>1626180712579</text:p>
          </table:table-cell>
          <table:table-cell office:value-type="float" office:value="1626180712652" calcext:value-type="float">
            <text:p>1626180712652</text:p>
          </table:table-cell>
          <table:table-cell office:value-type="float" office:value="1626180712722" calcext:value-type="float">
            <text:p>1626180712722</text:p>
          </table:table-cell>
          <table:table-cell office:value-type="float" office:value="1626180944105" calcext:value-type="float">
            <text:p>1626180944105</text:p>
          </table:table-cell>
          <table:table-cell office:value-type="float" office:value="1626181004340" calcext:value-type="float">
            <text:p>1626181004340</text:p>
          </table:table-cell>
          <table:table-cell office:value-type="float" office:value="1626181064807" calcext:value-type="float">
            <text:p>1626181064807</text:p>
          </table:table-cell>
          <table:table-cell office:value-type="float" office:value="1626181064640" calcext:value-type="float">
            <text:p>1626181064640</text:p>
          </table:table-cell>
          <table:table-cell office:value-type="float" office:value="1626181064909" calcext:value-type="float">
            <text:p>1626181064909</text:p>
          </table:table-cell>
          <table:table-cell table:number-columns-repeated="2" office:value-type="float" office:value="1626181104812" calcext:value-type="float">
            <text:p>1626181104812</text:p>
          </table:table-cell>
          <table:table-cell office:value-type="float" office:value="1626181104870" calcext:value-type="float">
            <text:p>1626181104870</text:p>
          </table:table-cell>
          <table:table-cell office:value-type="float" office:value="1626181104961" calcext:value-type="float">
            <text:p>1626181104961</text:p>
          </table:table-cell>
          <table:table-cell office:value-type="float" office:value="1626181184653" calcext:value-type="float">
            <text:p>1626181184653</text:p>
          </table:table-cell>
          <table:table-cell/>
          <table:table-cell table:formula="of:=[.D29]-[.A29]" office:value-type="float" office:value="623" calcext:value-type="float">
            <text:p>623</text:p>
          </table:table-cell>
          <table:table-cell table:formula="of:=[.F29]-[.A29]" office:value-type="float" office:value="768" calcext:value-type="float">
            <text:p>768</text:p>
          </table:table-cell>
          <table:table-cell table:formula="of:=[.E29]-[.B29]" office:value-type="float" office:value="695" calcext:value-type="float">
            <text:p>695</text:p>
          </table:table-cell>
          <table:table-cell table:formula="of:=[.G29]-[.B29]" office:value-type="float" office:value="838" calcext:value-type="float">
            <text:p>838</text:p>
          </table:table-cell>
          <table:table-cell table:formula="of:=[.J29]-[.H29]" office:value-type="float" office:value="120702" calcext:value-type="float">
            <text:p>120702</text:p>
          </table:table-cell>
          <table:table-cell table:formula="of:=[.K29]-[.I29]" office:value-type="float" office:value="60300" calcext:value-type="float">
            <text:p>60300</text:p>
          </table:table-cell>
          <table:table-cell table:formula="of:=[.L29]-[.C29]" office:value-type="float" office:value="353025" calcext:value-type="float">
            <text:p>353025</text:p>
          </table:table-cell>
          <table:table-cell table:formula="of:=[.O29]-[.M29]" office:value-type="float" office:value="58" calcext:value-type="float">
            <text:p>58</text:p>
          </table:table-cell>
          <table:table-cell table:formula="of:=[.P29]-[.M29]" office:value-type="float" office:value="149" calcext:value-type="float">
            <text:p>149</text:p>
          </table:table-cell>
          <table:table-cell table:formula="of:=[.Q29]-[.N29]" office:value-type="float" office:value="79841" calcext:value-type="float">
            <text:p>79841</text:p>
          </table:table-cell>
        </table:table-row>
        <table:table-row table:style-name="ro1">
          <table:table-cell table:number-columns-repeated="3" office:value-type="float" office:value="1626181208216" calcext:value-type="float">
            <text:p>1626181208216</text:p>
          </table:table-cell>
          <table:table-cell office:value-type="float" office:value="1626181208442" calcext:value-type="float">
            <text:p>1626181208442</text:p>
          </table:table-cell>
          <table:table-cell office:value-type="float" office:value="1626181208517" calcext:value-type="float">
            <text:p>1626181208517</text:p>
          </table:table-cell>
          <table:table-cell office:value-type="float" office:value="1626181208655" calcext:value-type="float">
            <text:p>1626181208655</text:p>
          </table:table-cell>
          <table:table-cell office:value-type="float" office:value="1626181208715" calcext:value-type="float">
            <text:p>1626181208715</text:p>
          </table:table-cell>
          <table:table-cell office:value-type="float" office:value="1626181544731" calcext:value-type="float">
            <text:p>1626181544731</text:p>
          </table:table-cell>
          <table:table-cell office:value-type="float" office:value="1626181424507" calcext:value-type="float">
            <text:p>1626181424507</text:p>
          </table:table-cell>
          <table:table-cell office:value-type="float" office:value="1626181605028" calcext:value-type="float">
            <text:p>1626181605028</text:p>
          </table:table-cell>
          <table:table-cell office:value-type="float" office:value="1626181605171" calcext:value-type="float">
            <text:p>1626181605171</text:p>
          </table:table-cell>
          <table:table-cell office:value-type="float" office:value="1626181605252" calcext:value-type="float">
            <text:p>1626181605252</text:p>
          </table:table-cell>
          <table:table-cell table:number-columns-repeated="2" office:value-type="float" office:value="1626181659004" calcext:value-type="float">
            <text:p>1626181659004</text:p>
          </table:table-cell>
          <table:table-cell office:value-type="float" office:value="1626181659060" calcext:value-type="float">
            <text:p>1626181659060</text:p>
          </table:table-cell>
          <table:table-cell office:value-type="float" office:value="1626181659115" calcext:value-type="float">
            <text:p>1626181659115</text:p>
          </table:table-cell>
          <table:table-cell office:value-type="float" office:value="1626181725015" calcext:value-type="float">
            <text:p>1626181725015</text:p>
          </table:table-cell>
          <table:table-cell/>
          <table:table-cell table:formula="of:=[.D30]-[.A30]" office:value-type="float" office:value="226" calcext:value-type="float">
            <text:p>226</text:p>
          </table:table-cell>
          <table:table-cell table:formula="of:=[.F30]-[.A30]" office:value-type="float" office:value="439" calcext:value-type="float">
            <text:p>439</text:p>
          </table:table-cell>
          <table:table-cell table:formula="of:=[.E30]-[.B30]" office:value-type="float" office:value="301" calcext:value-type="float">
            <text:p>301</text:p>
          </table:table-cell>
          <table:table-cell table:formula="of:=[.G30]-[.B30]" office:value-type="float" office:value="499" calcext:value-type="float">
            <text:p>499</text:p>
          </table:table-cell>
          <table:table-cell table:formula="of:=[.J30]-[.H30]" office:value-type="float" office:value="60297" calcext:value-type="float">
            <text:p>60297</text:p>
          </table:table-cell>
          <table:table-cell table:formula="of:=[.K30]-[.I30]" office:value-type="float" office:value="180664" calcext:value-type="float">
            <text:p>180664</text:p>
          </table:table-cell>
          <table:table-cell table:formula="of:=[.L30]-[.C30]" office:value-type="float" office:value="397036" calcext:value-type="float">
            <text:p>397036</text:p>
          </table:table-cell>
          <table:table-cell table:formula="of:=[.O30]-[.M30]" office:value-type="float" office:value="56" calcext:value-type="float">
            <text:p>56</text:p>
          </table:table-cell>
          <table:table-cell table:formula="of:=[.P30]-[.M30]" office:value-type="float" office:value="111" calcext:value-type="float">
            <text:p>111</text:p>
          </table:table-cell>
          <table:table-cell table:formula="of:=[.Q30]-[.N30]" office:value-type="float" office:value="66011" calcext:value-type="float">
            <text:p>66011</text:p>
          </table:table-cell>
        </table:table-row>
        <table:table-row table:style-name="ro1">
          <table:table-cell table:number-columns-repeated="3" office:value-type="float" office:value="1626181761829" calcext:value-type="float">
            <text:p>1626181761829</text:p>
          </table:table-cell>
          <table:table-cell office:value-type="float" office:value="1626181762004" calcext:value-type="float">
            <text:p>1626181762004</text:p>
          </table:table-cell>
          <table:table-cell office:value-type="float" office:value="1626181762059" calcext:value-type="float">
            <text:p>1626181762059</text:p>
          </table:table-cell>
          <table:table-cell office:value-type="float" office:value="1626181762140" calcext:value-type="float">
            <text:p>1626181762140</text:p>
          </table:table-cell>
          <table:table-cell office:value-type="float" office:value="1626181762215" calcext:value-type="float">
            <text:p>1626181762215</text:p>
          </table:table-cell>
          <table:table-cell office:value-type="float" office:value="1626182115122" calcext:value-type="float">
            <text:p>1626182115122</text:p>
          </table:table-cell>
          <table:table-cell office:value-type="float" office:value="1626182024936" calcext:value-type="float">
            <text:p>1626182024936</text:p>
          </table:table-cell>
          <table:table-cell office:value-type="float" office:value="1626182175375" calcext:value-type="float">
            <text:p>1626182175375</text:p>
          </table:table-cell>
          <table:table-cell office:value-type="float" office:value="1626182175548" calcext:value-type="float">
            <text:p>1626182175548</text:p>
          </table:table-cell>
          <table:table-cell office:value-type="float" office:value="1626182175653" calcext:value-type="float">
            <text:p>1626182175653</text:p>
          </table:table-cell>
          <table:table-cell table:number-columns-repeated="2" office:value-type="float" office:value="1626182217685" calcext:value-type="float">
            <text:p>1626182217685</text:p>
          </table:table-cell>
          <table:table-cell office:value-type="float" office:value="1626182217842" calcext:value-type="float">
            <text:p>1626182217842</text:p>
          </table:table-cell>
          <table:table-cell office:value-type="float" office:value="1626182217749" calcext:value-type="float">
            <text:p>1626182217749</text:p>
          </table:table-cell>
          <table:table-cell office:value-type="float" office:value="1626182295370" calcext:value-type="float">
            <text:p>1626182295370</text:p>
          </table:table-cell>
          <table:table-cell/>
          <table:table-cell table:formula="of:=[.D31]-[.A31]" office:value-type="float" office:value="175" calcext:value-type="float">
            <text:p>175</text:p>
          </table:table-cell>
          <table:table-cell table:formula="of:=[.F31]-[.A31]" office:value-type="float" office:value="311" calcext:value-type="float">
            <text:p>311</text:p>
          </table:table-cell>
          <table:table-cell table:formula="of:=[.E31]-[.B31]" office:value-type="float" office:value="230" calcext:value-type="float">
            <text:p>230</text:p>
          </table:table-cell>
          <table:table-cell table:formula="of:=[.G31]-[.B31]" office:value-type="float" office:value="386" calcext:value-type="float">
            <text:p>386</text:p>
          </table:table-cell>
          <table:table-cell table:formula="of:=[.J31]-[.H31]" office:value-type="float" office:value="60253" calcext:value-type="float">
            <text:p>60253</text:p>
          </table:table-cell>
          <table:table-cell table:formula="of:=[.K31]-[.I31]" office:value-type="float" office:value="150612" calcext:value-type="float">
            <text:p>150612</text:p>
          </table:table-cell>
          <table:table-cell table:formula="of:=[.L31]-[.C31]" office:value-type="float" office:value="413824" calcext:value-type="float">
            <text:p>413824</text:p>
          </table:table-cell>
          <table:table-cell table:formula="of:=[.O31]-[.M31]" office:value-type="float" office:value="157" calcext:value-type="float">
            <text:p>157</text:p>
          </table:table-cell>
          <table:table-cell table:formula="of:=[.P31]-[.M31]" office:value-type="float" office:value="64" calcext:value-type="float">
            <text:p>64</text:p>
          </table:table-cell>
          <table:table-cell table:formula="of:=[.Q31]-[.N31]" office:value-type="float" office:value="77685" calcext:value-type="float">
            <text:p>77685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mean</text:p>
          </table:table-cell>
          <table:table-cell table:formula="of:=AVERAGE([.S2:.S31])" office:value-type="float" office:value="294.5" calcext:value-type="float">
            <text:p>294,5</text:p>
          </table:table-cell>
          <table:table-cell table:formula="of:=AVERAGE([.T2:.T31])" office:value-type="float" office:value="466.5" calcext:value-type="float">
            <text:p>466,5</text:p>
          </table:table-cell>
          <table:table-cell table:formula="of:=AVERAGE([.U2:.U31])" office:value-type="float" office:value="373.933333333333" calcext:value-type="float">
            <text:p>373,933333333333</text:p>
          </table:table-cell>
          <table:table-cell table:formula="of:=AVERAGE([.V2:.V31])" office:value-type="float" office:value="540.966666666667" calcext:value-type="float">
            <text:p>540,966666666667</text:p>
          </table:table-cell>
          <table:table-cell table:formula="of:=AVERAGE([.W2:.W31])" office:value-type="float" office:value="95486.8666666667" calcext:value-type="float">
            <text:p>95486,8666666667</text:p>
          </table:table-cell>
          <table:table-cell table:formula="of:=AVERAGE([.X2:.X31])" office:value-type="float" office:value="109505.166666667" calcext:value-type="float">
            <text:p>109505,166666667</text:p>
          </table:table-cell>
          <table:table-cell table:formula="of:=AVERAGE([.Y2:.Y31])" office:value-type="float" office:value="390580.966666667" calcext:value-type="float">
            <text:p>390580,966666667</text:p>
          </table:table-cell>
          <table:table-cell table:formula="of:=AVERAGE([.Z2:.Z31])" office:value-type="float" office:value="90.0333333333333" calcext:value-type="float">
            <text:p>90,0333333333333</text:p>
          </table:table-cell>
          <table:table-cell table:formula="of:=AVERAGE([.AA2:.AA31])" office:value-type="float" office:value="99.3333333333333" calcext:value-type="float">
            <text:p>99,3333333333333</text:p>
          </table:table-cell>
          <table:table-cell table:formula="of:=AVERAGE([.AB2:.AB31])" office:value-type="float" office:value="70222.3666666667" calcext:value-type="float">
            <text:p>70222,366666666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tdev</text:p>
          </table:table-cell>
          <table:table-cell table:formula="of:=STDEV([.S2:.S31])" office:value-type="float" office:value="174.258379306766" calcext:value-type="float">
            <text:p>174,258379306766</text:p>
          </table:table-cell>
          <table:table-cell table:formula="of:=STDEV([.T2:.T31])" office:value-type="float" office:value="191.777484205722" calcext:value-type="float">
            <text:p>191,777484205722</text:p>
          </table:table-cell>
          <table:table-cell table:formula="of:=STDEV([.U2:.U31])" office:value-type="float" office:value="186.984220859876" calcext:value-type="float">
            <text:p>186,984220859876</text:p>
          </table:table-cell>
          <table:table-cell table:formula="of:=STDEV([.V2:.V31])" office:value-type="float" office:value="194.389314899576" calcext:value-type="float">
            <text:p>194,389314899576</text:p>
          </table:table-cell>
          <table:table-cell table:formula="of:=STDEV([.W2:.W31])" office:value-type="float" office:value="45492.696902139" calcext:value-type="float">
            <text:p>45492,696902139</text:p>
          </table:table-cell>
          <table:table-cell table:formula="of:=STDEV([.X2:.X31])" office:value-type="float" office:value="49040.2905628475" calcext:value-type="float">
            <text:p>49040,2905628475</text:p>
          </table:table-cell>
          <table:table-cell table:formula="of:=STDEV([.Y2:.Y31])" office:value-type="float" office:value="37535.4462484172" calcext:value-type="float">
            <text:p>37535,4462484172</text:p>
          </table:table-cell>
          <table:table-cell table:formula="of:=STDEV([.Z2:.Z31])" office:value-type="float" office:value="41.1049819392964" calcext:value-type="float">
            <text:p>41,1049819392964</text:p>
          </table:table-cell>
          <table:table-cell table:formula="of:=STDEV([.AA2:.AA31])" office:value-type="float" office:value="35.6228649289628" calcext:value-type="float">
            <text:p>35,6228649289628</text:p>
          </table:table-cell>
          <table:table-cell table:formula="of:=STDEV([.AB2:.AB31])" office:value-type="float" office:value="17003.3858118851" calcext:value-type="float">
            <text:p>17003,3858118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-00-0000</text:date>, <text:time style:data-style-name="N2" text:time-value="10:29:38.651727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6T10:30:04.615072284</dc:date>
    <meta:editing-duration>PT1H32S</meta:editing-duration>
    <meta:editing-cycles>3</meta:editing-cycles>
    <meta:generator>LibreOffice/6.4.6.2$Linux_X86_64 LibreOffice_project/40$Build-2</meta:generator>
    <meta:document-statistic meta:table-count="1" meta:cell-count="859" meta:object-count="0"/>
  </office:meta>
</office:document-meta>
</file>